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layout-cache" manifest:media-type="application/binary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e87e" officeooo:paragraph-rsid="0000e87e"/>
    </style:style>
    <style:style style:name="P2" style:family="paragraph" style:parent-style-name="Standard">
      <style:text-properties officeooo:rsid="0000e87e" officeooo:paragraph-rsid="0000e87e"/>
    </style:style>
    <style:style style:name="P3" style:family="paragraph" style:parent-style-name="Standard" style:master-page-name="">
      <loext:graphic-properties draw:fill="none"/>
      <style:paragraph-properties fo:margin-left="0in" fo:margin-right="0in" fo:text-indent="0.5in" style:auto-text-indent="false" style:page-number="auto" fo:background-color="transparent"/>
      <style:text-properties officeooo:rsid="00023cb4" officeooo:paragraph-rsid="00059585"/>
    </style:style>
    <style:style style:name="P4" style:family="paragraph" style:parent-style-name="Standard" style:master-page-name="">
      <loext:graphic-properties draw:fill="none"/>
      <style:paragraph-properties fo:margin-left="0in" fo:margin-right="0in" fo:text-indent="0.5in" style:auto-text-indent="false" style:page-number="auto" fo:background-color="transparent"/>
      <style:text-properties officeooo:rsid="000858be" officeooo:paragraph-rsid="000858be"/>
    </style:style>
    <style:style style:name="P5" style:family="paragraph" style:parent-style-name="Standard" style:master-page-name="">
      <loext:graphic-properties draw:fill="none"/>
      <style:paragraph-properties fo:margin-left="0in" fo:margin-right="0in" fo:text-indent="0.5in" style:auto-text-indent="false" style:page-number="auto" fo:background-color="transparent"/>
      <style:text-properties officeooo:rsid="00099eb3" officeooo:paragraph-rsid="000b9e92"/>
    </style:style>
    <style:style style:name="P6" style:family="paragraph" style:parent-style-name="Standard" style:master-page-name="">
      <loext:graphic-properties draw:fill="none"/>
      <style:paragraph-properties fo:margin-left="0in" fo:margin-right="0in" fo:text-indent="0.5in" style:auto-text-indent="false" style:page-number="auto" fo:background-color="transparent"/>
      <style:text-properties officeooo:rsid="00099eb3" officeooo:paragraph-rsid="000be60c"/>
    </style:style>
    <style:style style:name="P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07c1ea" officeooo:paragraph-rsid="000858be"/>
    </style:style>
    <style:style style:name="P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0858be" officeooo:paragraph-rsid="000858be"/>
    </style:style>
    <style:style style:name="P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099eb3" officeooo:paragraph-rsid="000b9e92"/>
    </style:style>
    <style:style style:name="P1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099eb3" officeooo:paragraph-rsid="000be60c"/>
    </style:style>
    <style:style style:name="P11" style:family="paragraph" style:parent-style-name="Standard" style:master-page-name="">
      <loext:graphic-properties draw:fill="none"/>
      <style:paragraph-properties fo:margin-left="0in" fo:margin-right="0in" fo:text-indent="0.5in" style:auto-text-indent="false" style:page-number="auto" fo:background-color="transparent"/>
      <style:text-properties officeooo:rsid="00099eb3" officeooo:paragraph-rsid="00099eb3"/>
    </style:style>
    <style:style style:name="P12" style:family="paragraph" style:parent-style-name="Standard" style:master-page-name="">
      <loext:graphic-properties draw:fill="none"/>
      <style:paragraph-properties fo:margin-left="0in" fo:margin-right="0in" fo:text-indent="0.5in" style:auto-text-indent="false" style:page-number="auto" fo:background-color="transparent"/>
      <style:text-properties officeooo:rsid="00099eb3" officeooo:paragraph-rsid="000be60c"/>
    </style:style>
    <style:style style:name="P13" style:family="paragraph" style:parent-style-name="Standard" style:master-page-name="">
      <loext:graphic-properties draw:fill="none"/>
      <style:paragraph-properties fo:margin-left="0in" fo:margin-right="0in" fo:text-indent="0.5in" style:auto-text-indent="false" style:page-number="auto" fo:background-color="transparent"/>
      <style:text-properties officeooo:rsid="00099eb3" officeooo:paragraph-rsid="000be60c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7c1ea" officeooo:paragraph-rsid="0007c1ea"/>
    </style:style>
    <style:style style:name="T1" style:family="text">
      <style:text-properties officeooo:rsid="0003a247"/>
    </style:style>
    <style:style style:name="T2" style:family="text">
      <style:text-properties officeooo:rsid="00059585"/>
    </style:style>
    <style:style style:name="T3" style:family="text">
      <style:text-properties officeooo:rsid="000858be"/>
    </style:style>
    <style:style style:name="T4" style:family="text">
      <style:text-properties officeooo:rsid="000b12b9"/>
    </style:style>
    <style:style style:name="T5" style:family="text">
      <style:text-properties officeooo:rsid="000b9e92"/>
    </style:style>
    <style:style style:name="T6" style:family="text">
      <style:text-properties officeooo:rsid="000dcfb4"/>
    </style:style>
    <style:style style:name="T7" style:family="text">
      <style:text-properties officeooo:rsid="000f01ab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cob Vargo</text:p>
      <text:p text:style-name="P1">CS 425</text:p>
      <text:p text:style-name="P1">Project 6</text:p>
      <text:p text:style-name="P1"/>
      <text:p text:style-name="P3">To start this project I first created a function to generate some grids for which the ‘robot’ could wander around. I defined open spaces with the value ‘0’, walls with ‘1’, and the goal with ‘2’. I then saved these as comma separated files for later use. I <text:span text:style-name="T2">generated</text:span> <text:span text:style-name="T2">two randomized</text:span> grids to test with. Grid <text:span text:style-name="T2">one</text:span> had a sparse density of walls with the density set to 0.1. <text:s/>Grid <text:span text:style-name="T2">two</text:span> had a moderate density of walls with the density set to 0.<text:span text:style-name="T1">25</text:span> which was enough to start seeing lengths of walls appear. Grid <text:span text:style-name="T2">three</text:span> had no walls in it. Grid <text:span text:style-name="T2">four</text:span> was a custom built grid that was <text:span text:style-name="T2">similarly to</text:span> <text:span text:style-name="T2">rooms in a house with a mixture of small and large rooms.</text:span></text:p>
      <text:p text:style-name="P7">To begin testing, I need<text:span text:style-name="T3">ed</text:span> to decide on how many successful episodes should be repeated to train the V matrix. <text:span text:style-name="T3">I ran the test using grid one and moderate hyper-parameters as a starting point: discount=0.5, epsilon=0.5, update factor=0.5, trace decay=0.5, max steps=500.</text:span></text:p>
      <text:p text:style-name="P14"/>
      <text:p text:style-name="P4"><draw:frame draw:style-name="fr1" draw:name="Object2" text:anchor-type="paragraph" svg:width="6.0866in" svg:height="2.9311in" draw:z-index="0"><draw:object xlink:href="./Object 2" xlink:type="simple" xlink:show="embed" xlink:actuate="onLoad"/><draw:image xlink:href="./ObjectReplacements/Object 2" xlink:type="simple" xlink:show="embed" xlink:actuate="onLoad"/></draw:frame>Based on my results I concluded that a larger number of episodes would be good. However, to keep run time manageable for a large test I decided to use 300 episodes in a test.</text:p>
      <text:p text:style-name="P8"/>
      <text:p text:style-name="P11"><draw:frame draw:style-name="fr2" draw:name="Object3" text:anchor-type="paragraph" svg:width="5.4693in" svg:height="2.5689in" draw:z-index="1"><draw:object xlink:href="./Object 3" xlink:type="simple" xlink:show="embed" xlink:actuate="onLoad"/><draw:image xlink:href="./ObjectReplacements/Object 3" xlink:type="simple" xlink:show="embed" xlink:actuate="onLoad"/></draw:frame>Based on my results, I decided to use 400 as the maximum number of steps allowed. I chose this figure because the grid size is 20x20 so 600 is enough steps for the ‘robot’ to visit every state at <text:soft-page-break/>least one before reaching the goal. By increasing the max step to 600, I hope to encourage the robot to explore more in initial episodes so as to allow shorter episodes later on. <text:span text:style-name="T4">After that I tested the discount factor.</text:span></text:p>
      <text:p text:style-name="P5"/>
      <text:p text:style-name="P9"><draw:frame draw:style-name="fr1" draw:name="Object1" text:anchor-type="paragraph" svg:width="5.5563in" svg:height="2.952in" draw:z-index="2"><draw:object xlink:href="./Object 1" xlink:type="simple" xlink:show="embed" xlink:actuate="onLoad"/><draw:image xlink:href="./ObjectReplacements/Object 1" xlink:type="simple" xlink:show="embed" xlink:actuate="onLoad"/></draw:frame>Based on my results, I decided to use <text:span text:style-name="T5">0.35</text:span> <text:span text:style-name="T5">as my discount factor due to it giving a higher reward along with fewer steps</text:span>. <text:span text:style-name="T4">After that I tested the epsilon factor.</text:span></text:p>
      <text:p text:style-name="P9"/>
      <text:p text:style-name="P9"><draw:frame draw:style-name="fr2" draw:name="Object4" text:anchor-type="paragraph" svg:width="5.222in" svg:height="2.6102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6">Based on my results, I decided to use <text:span text:style-name="T6">0.35</text:span> <text:span text:style-name="T5">as my epsilon factor because it had a high reward as well as the lowest number of steps</text:span>. <text:span text:style-name="T4">After that I tested the update factor.</text:span></text:p>
      <text:p text:style-name="P9"/>
      <text:p text:style-name="P9"><draw:frame draw:style-name="fr1" draw:name="Object5" text:anchor-type="paragraph" svg:width="5.3984in" svg:height="2.6602in" draw:z-index="4"><draw:object xlink:href="./Object 5" xlink:type="simple" xlink:show="embed" xlink:actuate="onLoad"/><draw:image xlink:href="./ObjectReplacements/Object 5" xlink:type="simple" xlink:show="embed" xlink:actuate="onLoad"/></draw:frame><text:soft-page-break/></text:p>
      <text:p text:style-name="P6">Based on my results, I decided to use <text:span text:style-name="T6">0.25</text:span> <text:span text:style-name="T5">as my update factor because it had the highest average rewards as well as the lowest average steps</text:span>. <text:span text:style-name="T4">After that I tested the trace decay.</text:span></text:p>
      <text:p text:style-name="P9"/>
      <text:p text:style-name="P9"><draw:frame draw:style-name="fr1" draw:name="Object6" text:anchor-type="paragraph" svg:width="5.1693in" svg:height="2.6811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6"><draw:frame draw:style-name="fr3" draw:name="Object7" text:anchor-type="paragraph" svg:y="3.4165in" svg:width="4.428in" svg:height="1.8339in" draw:z-index="6"><draw:object xlink:href="./Object 7" xlink:type="simple" xlink:show="embed" xlink:actuate="onLoad"/><draw:image xlink:href="./ObjectReplacements/Object 7" xlink:type="simple" xlink:show="embed" xlink:actuate="onLoad"/></draw:frame>Based on my results, I decided to use <text:span text:style-name="T7">0.7</text:span> <text:span text:style-name="T5">as my trace decay because it gave the highest rewards along with a low average step count. After tuning my hyper-parameters, I tested my algorithm on the different grids to see how it reacted.</text:span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16:32:42.880266679</meta:creation-date>
    <dc:date>2017-12-14T00:51:40.356027696</dc:date>
    <meta:editing-duration>PT23H55M49S</meta:editing-duration>
    <meta:editing-cycles>12</meta:editing-cycles>
    <meta:generator>LibreOffice/5.1.6.2$Linux_X86_64 LibreOffice_project/10m0$Build-2</meta:generator>
    <meta:document-statistic meta:table-count="0" meta:image-count="0" meta:object-count="7" meta:page-count="3" meta:paragraph-count="11" meta:word-count="426" meta:character-count="2271" meta:non-whitespace-character-count="185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70" chart:maximum="1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112cm" svg:height="7.498cm" xlink:href="." xlink:type="simple" chart:class="chart:line" chart:style-name="ch1">
        <chart:legend chart:legend-position="end" svg:x="11.445cm" svg:y="3.201cm" style:legend-expansion="high" chart:style-name="ch2"/>
        <chart:plot-area chart:style-name="ch3" chart:data-source-has-labels="both" svg:x="1.293cm" svg:y="0.149cm" svg:width="9.027cm" svg:height="6.219cm">
          <chartooo:coordinate-region svg:x="2.1cm" svg:y="0.328cm" svg:width="7.412cm" svg:height="5.154cm"/>
          <chart:axis chart:dimension="x" chart:name="primary-x" chart:style-name="ch4" chartooo:axis-type="text">
            <chart:title svg:x="4.624cm" svg:y="6.517cm" chart:style-name="ch5">
              <text:p>Discount Factor</text:p>
            </chart:title>
            <chart:categories table:cell-range-address="local-table.$A$2:.$A$22"/>
            <chart:grid chart:style-name="ch6" chart:class="major"/>
          </chart:axis>
          <chart:axis chart:dimension="y" chart:name="primary-y" chart:style-name="ch7">
            <chart:title svg:x="0.451cm" svg:y="4.519cm" chart:style-name="ch8">
              <text:p>Average Reward</text:p>
            </chart:title>
            <chart:grid chart:style-name="ch6" chart:class="major"/>
          </chart:axis>
          <chart:axis chart:dimension="y" chart:name="secondary-y" chart:style-name="ch9">
            <chart:title svg:x="10.602cm" svg:y="4.36cm" chart:style-name="ch8">
              <text:p>Average Steps</text:p>
            </chart:title>
          </chart:axis>
          <chart:series chart:attached-axis="primary-y" chart:style-name="ch10" chart:values-cell-range-address="local-table.$B$2:.$B$22" chart:label-cell-address="local-table.$B$1" chart:class="chart:line">
            <chart:data-point chart:repeated="21"/>
          </chart:series>
          <chart:series chart:attached-axis="secondary-y" chart:style-name="ch11" chart:values-cell-range-address="local-table.$C$2:.$C$22" chart:label-cell-address="local-table.$C$1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wards</text:p>
              </table:table-cell>
              <table:table-cell office:value-type="string">
                <text:p>Steps</text:p>
              </table:table-cell>
            </table:table-row>
          </table:table-header-rows>
          <table:table-rows>
            <table:table-row>
              <table:table-cell office:value-type="string">
                <text:p>.01</text:p>
              </table:table-cell>
              <table:table-cell office:value-type="float" office:value="87.719298245614">
                <text:p>87.719298245614</text:p>
              </table:table-cell>
              <table:table-cell office:value-type="float" office:value="189.315789473684">
                <text:p>189.315789473684</text:p>
              </table:table-cell>
            </table:table-row>
            <table:table-row>
              <table:table-cell office:value-type="string">
                <text:p>.05</text:p>
              </table:table-cell>
              <table:table-cell office:value-type="float" office:value="93.75">
                <text:p>93.75</text:p>
              </table:table-cell>
              <table:table-cell office:value-type="float" office:value="153.8">
                <text:p>153.8</text:p>
              </table:table-cell>
            </table:table-row>
            <table:table-row>
              <table:table-cell office:value-type="string">
                <text:p>.1</text:p>
              </table:table-cell>
              <table:table-cell office:value-type="float" office:value="89.8203592814371">
                <text:p>89.8203592814371</text:p>
              </table:table-cell>
              <table:table-cell office:value-type="float" office:value="185.640718562874">
                <text:p>185.640718562874</text:p>
              </table:table-cell>
            </table:table-row>
            <table:table-row>
              <table:table-cell office:value-type="string">
                <text:p>.15</text:p>
              </table:table-cell>
              <table:table-cell office:value-type="float" office:value="92.5925925925926">
                <text:p>92.5925925925926</text:p>
              </table:table-cell>
              <table:table-cell office:value-type="float" office:value="159.62962962963">
                <text:p>159.62962962963</text:p>
              </table:table-cell>
            </table:table-row>
            <table:table-row>
              <table:table-cell office:value-type="string">
                <text:p>.2</text:p>
              </table:table-cell>
              <table:table-cell office:value-type="float" office:value="88.7573964497041">
                <text:p>88.7573964497041</text:p>
              </table:table-cell>
              <table:table-cell office:value-type="float" office:value="187.917159763314">
                <text:p>187.917159763314</text:p>
              </table:table-cell>
            </table:table-row>
            <table:table-row>
              <table:table-cell office:value-type="string">
                <text:p>.25</text:p>
              </table:table-cell>
              <table:table-cell office:value-type="float" office:value="92.5925925925926">
                <text:p>92.5925925925926</text:p>
              </table:table-cell>
              <table:table-cell office:value-type="float" office:value="158.586419753086">
                <text:p>158.586419753086</text:p>
              </table:table-cell>
            </table:table-row>
            <table:table-row>
              <table:table-cell office:value-type="string">
                <text:p>.3</text:p>
              </table:table-cell>
              <table:table-cell office:value-type="float" office:value="89.8203592814371">
                <text:p>89.8203592814371</text:p>
              </table:table-cell>
              <table:table-cell office:value-type="float" office:value="182.011976047904">
                <text:p>182.011976047904</text:p>
              </table:table-cell>
            </table:table-row>
            <table:table-row>
              <table:table-cell office:value-type="string">
                <text:p>.35</text:p>
              </table:table-cell>
              <table:table-cell office:value-type="float" office:value="93.4579439252336">
                <text:p>93.4579439252336</text:p>
              </table:table-cell>
              <table:table-cell office:value-type="float" office:value="180.816199376947">
                <text:p>180.816199376947</text:p>
              </table:table-cell>
            </table:table-row>
            <table:table-row>
              <table:table-cell office:value-type="string">
                <text:p>.4</text:p>
              </table:table-cell>
              <table:table-cell office:value-type="float" office:value="90.3614457831325">
                <text:p>90.3614457831325</text:p>
              </table:table-cell>
              <table:table-cell office:value-type="float" office:value="188.144578313253">
                <text:p>188.144578313253</text:p>
              </table:table-cell>
            </table:table-row>
            <table:table-row>
              <table:table-cell office:value-type="string">
                <text:p>.45</text:p>
              </table:table-cell>
              <table:table-cell office:value-type="float" office:value="85.9598853868195">
                <text:p>85.9598853868195</text:p>
              </table:table-cell>
              <table:table-cell office:value-type="float" office:value="207.85100286533">
                <text:p>207.85100286533</text:p>
              </table:table-cell>
            </table:table-row>
            <table:table-row>
              <table:table-cell office:value-type="string">
                <text:p>.5</text:p>
              </table:table-cell>
              <table:table-cell office:value-type="float" office:value="85.2272727272727">
                <text:p>85.2272727272727</text:p>
              </table:table-cell>
              <table:table-cell office:value-type="float" office:value="212.238636363636">
                <text:p>212.238636363636</text:p>
              </table:table-cell>
            </table:table-row>
            <table:table-row>
              <table:table-cell office:value-type="string">
                <text:p>.55</text:p>
              </table:table-cell>
              <table:table-cell office:value-type="float" office:value="87.719298245614">
                <text:p>87.719298245614</text:p>
              </table:table-cell>
              <table:table-cell office:value-type="float" office:value="190.74269005848">
                <text:p>190.74269005848</text:p>
              </table:table-cell>
            </table:table-row>
            <table:table-row>
              <table:table-cell office:value-type="string">
                <text:p>.6</text:p>
              </table:table-cell>
              <table:table-cell office:value-type="float" office:value="84.5070422535211">
                <text:p>84.5070422535211</text:p>
              </table:table-cell>
              <table:table-cell office:value-type="float" office:value="212.23661971831">
                <text:p>212.23661971831</text:p>
              </table:table-cell>
            </table:table-row>
            <table:table-row>
              <table:table-cell office:value-type="string">
                <text:p>.65</text:p>
              </table:table-cell>
              <table:table-cell office:value-type="float" office:value="88.4955752212389">
                <text:p>88.4955752212389</text:p>
              </table:table-cell>
              <table:table-cell office:value-type="float" office:value="196.513274336283">
                <text:p>196.513274336283</text:p>
              </table:table-cell>
            </table:table-row>
            <table:table-row>
              <table:table-cell office:value-type="string">
                <text:p>.7</text:p>
              </table:table-cell>
              <table:table-cell office:value-type="float" office:value="83.5654596100279">
                <text:p>83.5654596100279</text:p>
              </table:table-cell>
              <table:table-cell office:value-type="float" office:value="219.058495821727">
                <text:p>219.058495821727</text:p>
              </table:table-cell>
            </table:table-row>
            <table:table-row>
              <table:table-cell office:value-type="string">
                <text:p>.75</text:p>
              </table:table-cell>
              <table:table-cell office:value-type="float" office:value="89.2857142857143">
                <text:p>89.2857142857143</text:p>
              </table:table-cell>
              <table:table-cell office:value-type="float" office:value="195.85119047619">
                <text:p>195.85119047619</text:p>
              </table:table-cell>
            </table:table-row>
            <table:table-row>
              <table:table-cell office:value-type="string">
                <text:p>.8</text:p>
              </table:table-cell>
              <table:table-cell office:value-type="float" office:value="90.3614457831325">
                <text:p>90.3614457831325</text:p>
              </table:table-cell>
              <table:table-cell office:value-type="float" office:value="196.825301204819">
                <text:p>196.825301204819</text:p>
              </table:table-cell>
            </table:table-row>
            <table:table-row>
              <table:table-cell office:value-type="string">
                <text:p>.85</text:p>
              </table:table-cell>
              <table:table-cell office:value-type="float" office:value="90.0900900900901">
                <text:p>90.0900900900901</text:p>
              </table:table-cell>
              <table:table-cell office:value-type="float" office:value="205.441441441441">
                <text:p>205.441441441441</text:p>
              </table:table-cell>
            </table:table-row>
            <table:table-row>
              <table:table-cell office:value-type="string">
                <text:p>.9</text:p>
              </table:table-cell>
              <table:table-cell office:value-type="float" office:value="92.3076923076923">
                <text:p>92.3076923076923</text:p>
              </table:table-cell>
              <table:table-cell office:value-type="float" office:value="210.738461538462">
                <text:p>210.738461538462</text:p>
              </table:table-cell>
            </table:table-row>
            <table:table-row>
              <table:table-cell office:value-type="string">
                <text:p>.95</text:p>
              </table:table-cell>
              <table:table-cell office:value-type="float" office:value="87.719298245614">
                <text:p>87.719298245614</text:p>
              </table:table-cell>
              <table:table-cell office:value-type="float" office:value="249.140350877193">
                <text:p>249.140350877193</text:p>
              </table:table-cell>
            </table:table-row>
            <table:table-row>
              <table:table-cell office:value-type="string">
                <text:p>.99</text:p>
              </table:table-cell>
              <table:table-cell office:value-type="float" office:value="90.9090909090909">
                <text:p>90.9090909090909</text:p>
              </table:table-cell>
              <table:table-cell office:value-type="float" office:value="278.006060606061">
                <text:p>278.0060606060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6cm" svg:height="7.445cm" xlink:href="." xlink:type="simple" chart:class="chart:line" chart:style-name="ch1">
        <chart:plot-area chart:style-name="ch2" chart:data-source-has-labels="both" svg:x="1.32cm" svg:y="0.148cm" svg:width="13.831cm" svg:height="6.168cm">
          <chartooo:coordinate-region svg:x="2.127cm" svg:y="0.148cm" svg:width="13.024cm" svg:height="5.045cm"/>
          <chart:axis chart:dimension="x" chart:name="primary-x" chart:style-name="ch3" chartooo:axis-type="text">
            <chart:title svg:x="7.582cm" svg:y="6.464cm" chart:style-name="ch4">
              <text:p>Episode</text:p>
            </chart:title>
            <chart:categories table:cell-range-address="local-table.$B$1:.$AMK$1"/>
          </chart:axis>
          <chart:axis chart:dimension="y" chart:name="primary-y" chart:style-name="ch5">
            <chart:title svg:x="0.451cm" svg:y="4.493cm" chart:style-name="ch6">
              <text:p>Average Reward</text:p>
            </chart:title>
            <chart:grid chart:style-name="ch7" chart:class="major"/>
          </chart:axis>
          <chart:series chart:style-name="ch8" chart:values-cell-range-address="local-table.$B$2:.$AMK$2" chart:label-cell-address="local-table.$A$2" chart:class="chart:line">
            <chart:data-point chart:repeated="10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  <table:table-cell office:value-type="string">
                <text:p>1022</text:p>
              </table:table-cell>
              <table:table-cell office:value-type="string">
                <text:p>1023</text:p>
              </table:table-cell>
              <table:table-cell office:value-type="string">
                <text:p>1024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20">
                <text:p>20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15">
                <text:p>15</text:p>
              </table:table-cell>
              <table:table-cell office:value-type="float" office:value="19.047619047619">
                <text:p>19.047619047619</text:p>
              </table:table-cell>
              <table:table-cell office:value-type="float" office:value="20">
                <text:p>20</text:p>
              </table:table-cell>
              <table:table-cell office:value-type="float" office:value="23.0769230769231">
                <text:p>23.0769230769231</text:p>
              </table:table-cell>
              <table:table-cell office:value-type="float" office:value="25">
                <text:p>25</text:p>
              </table:table-cell>
              <table:table-cell office:value-type="float" office:value="26.6666666666667">
                <text:p>26.6666666666667</text:p>
              </table:table-cell>
              <table:table-cell office:value-type="float" office:value="26.4705882352941">
                <text:p>26.4705882352941</text:p>
              </table:table-cell>
              <table:table-cell office:value-type="float" office:value="27.7777777777778">
                <text:p>27.7777777777778</text:p>
              </table:table-cell>
              <table:table-cell office:value-type="float" office:value="29.7297297297297">
                <text:p>29.7297297297297</text:p>
              </table:table-cell>
              <table:table-cell office:value-type="float" office:value="30">
                <text:p>30</text:p>
              </table:table-cell>
              <table:table-cell office:value-type="float" office:value="30.952380952381">
                <text:p>30.952380952381</text:p>
              </table:table-cell>
              <table:table-cell office:value-type="float" office:value="32.5581395348837">
                <text:p>32.5581395348837</text:p>
              </table:table-cell>
              <table:table-cell office:value-type="float" office:value="34.0909090909091">
                <text:p>34.0909090909091</text:p>
              </table:table-cell>
              <table:table-cell office:value-type="float" office:value="34.7826086956522">
                <text:p>34.7826086956522</text:p>
              </table:table-cell>
              <table:table-cell office:value-type="float" office:value="36.1702127659574">
                <text:p>36.1702127659574</text:p>
              </table:table-cell>
              <table:table-cell office:value-type="float" office:value="37.5">
                <text:p>37.5</text:p>
              </table:table-cell>
              <table:table-cell office:value-type="float" office:value="38.7755102040816">
                <text:p>38.7755102040816</text:p>
              </table:table-cell>
              <table:table-cell office:value-type="float" office:value="40">
                <text:p>40</text:p>
              </table:table-cell>
              <table:table-cell office:value-type="float" office:value="41.1764705882353">
                <text:p>41.1764705882353</text:p>
              </table:table-cell>
              <table:table-cell office:value-type="float" office:value="40">
                <text:p>40</text:p>
              </table:table-cell>
              <table:table-cell office:value-type="float" office:value="41.0714285714286">
                <text:p>41.0714285714286</text:p>
              </table:table-cell>
              <table:table-cell office:value-type="float" office:value="42.1052631578947">
                <text:p>42.1052631578947</text:p>
              </table:table-cell>
              <table:table-cell office:value-type="float" office:value="43.1034482758621">
                <text:p>43.1034482758621</text:p>
              </table:table-cell>
              <table:table-cell office:value-type="float" office:value="44.0677966101695">
                <text:p>44.0677966101695</text:p>
              </table:table-cell>
              <table:table-cell office:value-type="float" office:value="44.2622950819672">
                <text:p>44.2622950819672</text:p>
              </table:table-cell>
              <table:table-cell office:value-type="float" office:value="45.1612903225807">
                <text:p>45.1612903225807</text:p>
              </table:table-cell>
              <table:table-cell office:value-type="float" office:value="46.031746031746">
                <text:p>46.031746031746</text:p>
              </table:table-cell>
              <table:table-cell office:value-type="float" office:value="46.875">
                <text:p>46.875</text:p>
              </table:table-cell>
              <table:table-cell office:value-type="float" office:value="46.969696969697">
                <text:p>46.969696969697</text:p>
              </table:table-cell>
              <table:table-cell office:value-type="float" office:value="47.7611940298508">
                <text:p>47.7611940298508</text:p>
              </table:table-cell>
              <table:table-cell office:value-type="float" office:value="48.5294117647059">
                <text:p>48.5294117647059</text:p>
              </table:table-cell>
              <table:table-cell office:value-type="float" office:value="49.2753623188406">
                <text:p>49.2753623188406</text:p>
              </table:table-cell>
              <table:table-cell office:value-type="float" office:value="50">
                <text:p>50</text:p>
              </table:table-cell>
              <table:table-cell office:value-type="float" office:value="50.7042253521127">
                <text:p>50.7042253521127</text:p>
              </table:table-cell>
              <table:table-cell office:value-type="float" office:value="51.3888888888889">
                <text:p>51.3888888888889</text:p>
              </table:table-cell>
              <table:table-cell office:value-type="float" office:value="52.0547945205479">
                <text:p>52.0547945205479</text:p>
              </table:table-cell>
              <table:table-cell office:value-type="float" office:value="52.7027027027027">
                <text:p>52.7027027027027</text:p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53.9473684210526">
                <text:p>53.9473684210526</text:p>
              </table:table-cell>
              <table:table-cell office:value-type="float" office:value="54.5454545454546">
                <text:p>54.5454545454546</text:p>
              </table:table-cell>
              <table:table-cell office:value-type="float" office:value="55.1282051282051">
                <text:p>55.1282051282051</text:p>
              </table:table-cell>
              <table:table-cell office:value-type="float" office:value="55.6962025316456">
                <text:p>55.6962025316456</text:p>
              </table:table-cell>
              <table:table-cell office:value-type="float" office:value="56.25">
                <text:p>56.25</text:p>
              </table:table-cell>
              <table:table-cell office:value-type="float" office:value="56.7901234567901">
                <text:p>56.7901234567901</text:p>
              </table:table-cell>
              <table:table-cell office:value-type="float" office:value="57.3170731707317">
                <text:p>57.3170731707317</text:p>
              </table:table-cell>
              <table:table-cell office:value-type="float" office:value="57.8313253012048">
                <text:p>57.8313253012048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58.8235294117647">
                <text:p>58.8235294117647</text:p>
              </table:table-cell>
              <table:table-cell office:value-type="float" office:value="59.3023255813954">
                <text:p>59.3023255813954</text:p>
              </table:table-cell>
              <table:table-cell office:value-type="float" office:value="59.7701149425287">
                <text:p>59.7701149425287</text:p>
              </table:table-cell>
              <table:table-cell office:value-type="float" office:value="60.2272727272727">
                <text:p>60.2272727272727</text:p>
              </table:table-cell>
              <table:table-cell office:value-type="float" office:value="60.6741573033708">
                <text:p>60.6741573033708</text:p>
              </table:table-cell>
              <table:table-cell office:value-type="float" office:value="61.1111111111111">
                <text:p>61.1111111111111</text:p>
              </table:table-cell>
              <table:table-cell office:value-type="float" office:value="61.5384615384615">
                <text:p>61.5384615384615</text:p>
              </table:table-cell>
              <table:table-cell office:value-type="float" office:value="61.9565217391304">
                <text:p>61.9565217391304</text:p>
              </table:table-cell>
              <table:table-cell office:value-type="float" office:value="62.3655913978495">
                <text:p>62.3655913978495</text:p>
              </table:table-cell>
              <table:table-cell office:value-type="float" office:value="62.7659574468085">
                <text:p>62.7659574468085</text:p>
              </table:table-cell>
              <table:table-cell office:value-type="float" office:value="63.1578947368421">
                <text:p>63.1578947368421</text:p>
              </table:table-cell>
              <table:table-cell office:value-type="float" office:value="63.5416666666667">
                <text:p>63.5416666666667</text:p>
              </table:table-cell>
              <table:table-cell office:value-type="float" office:value="63.9175257731959">
                <text:p>63.9175257731959</text:p>
              </table:table-cell>
              <table:table-cell office:value-type="float" office:value="64.2857142857143">
                <text:p>64.2857142857143</text:p>
              </table:table-cell>
              <table:table-cell office:value-type="float" office:value="64.6464646464647">
                <text:p>64.6464646464647</text:p>
              </table:table-cell>
              <table:table-cell office:value-type="float" office:value="65">
                <text:p>65</text:p>
              </table:table-cell>
              <table:table-cell office:value-type="float" office:value="65.3465346534653">
                <text:p>65.3465346534653</text:p>
              </table:table-cell>
              <table:table-cell office:value-type="float" office:value="65.6862745098039">
                <text:p>65.6862745098039</text:p>
              </table:table-cell>
              <table:table-cell office:value-type="float" office:value="66.0194174757282">
                <text:p>66.0194174757282</text:p>
              </table:table-cell>
              <table:table-cell office:value-type="float" office:value="66.3461538461538">
                <text:p>66.3461538461538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66.9811320754717">
                <text:p>66.9811320754717</text:p>
              </table:table-cell>
              <table:table-cell office:value-type="float" office:value="67.2897196261682">
                <text:p>67.2897196261682</text:p>
              </table:table-cell>
              <table:table-cell office:value-type="float" office:value="67.5925925925926">
                <text:p>67.5925925925926</text:p>
              </table:table-cell>
              <table:table-cell office:value-type="float" office:value="67.8899082568807">
                <text:p>67.8899082568807</text:p>
              </table:table-cell>
              <table:table-cell office:value-type="float" office:value="68.1818181818182">
                <text:p>68.1818181818182</text:p>
              </table:table-cell>
              <table:table-cell office:value-type="float" office:value="68.4684684684685">
                <text:p>68.4684684684685</text:p>
              </table:table-cell>
              <table:table-cell office:value-type="float" office:value="68.75">
                <text:p>68.75</text:p>
              </table:table-cell>
              <table:table-cell office:value-type="float" office:value="69.0265486725664">
                <text:p>69.0265486725664</text:p>
              </table:table-cell>
              <table:table-cell office:value-type="float" office:value="69.2982456140351">
                <text:p>69.2982456140351</text:p>
              </table:table-cell>
              <table:table-cell office:value-type="float" office:value="69.5652173913043">
                <text:p>69.5652173913043</text:p>
              </table:table-cell>
              <table:table-cell office:value-type="float" office:value="69.8275862068966">
                <text:p>69.8275862068966</text:p>
              </table:table-cell>
              <table:table-cell office:value-type="float" office:value="70.0854700854701">
                <text:p>70.0854700854701</text:p>
              </table:table-cell>
              <table:table-cell office:value-type="float" office:value="70.3389830508475">
                <text:p>70.3389830508475</text:p>
              </table:table-cell>
              <table:table-cell office:value-type="float" office:value="70.5882352941177">
                <text:p>70.5882352941177</text:p>
              </table:table-cell>
              <table:table-cell office:value-type="float" office:value="70.8333333333333">
                <text:p>70.8333333333333</text:p>
              </table:table-cell>
              <table:table-cell office:value-type="float" office:value="71.0743801652893">
                <text:p>71.0743801652893</text:p>
              </table:table-cell>
              <table:table-cell office:value-type="float" office:value="71.3114754098361">
                <text:p>71.3114754098361</text:p>
              </table:table-cell>
              <table:table-cell office:value-type="float" office:value="71.5447154471545">
                <text:p>71.5447154471545</text:p>
              </table:table-cell>
              <table:table-cell office:value-type="float" office:value="71.7741935483871">
                <text:p>71.7741935483871</text:p>
              </table:table-cell>
              <table:table-cell office:value-type="float" office:value="72">
                <text:p>72</text:p>
              </table:table-cell>
              <table:table-cell office:value-type="float" office:value="72.2222222222222">
                <text:p>72.2222222222222</text:p>
              </table:table-cell>
              <table:table-cell office:value-type="float" office:value="72.4409448818898">
                <text:p>72.4409448818898</text:p>
              </table:table-cell>
              <table:table-cell office:value-type="float" office:value="72.65625">
                <text:p>72.65625</text:p>
              </table:table-cell>
              <table:table-cell office:value-type="float" office:value="72.8682170542636">
                <text:p>72.8682170542636</text:p>
              </table:table-cell>
              <table:table-cell office:value-type="float" office:value="73.0769230769231">
                <text:p>73.0769230769231</text:p>
              </table:table-cell>
              <table:table-cell office:value-type="float" office:value="73.2824427480916">
                <text:p>73.2824427480916</text:p>
              </table:table-cell>
              <table:table-cell office:value-type="float" office:value="73.4848484848485">
                <text:p>73.4848484848485</text:p>
              </table:table-cell>
              <table:table-cell office:value-type="float" office:value="73.6842105263158">
                <text:p>73.6842105263158</text:p>
              </table:table-cell>
              <table:table-cell office:value-type="float" office:value="73.8805970149254">
                <text:p>73.8805970149254</text:p>
              </table:table-cell>
              <table:table-cell office:value-type="float" office:value="74.0740740740741">
                <text:p>74.0740740740741</text:p>
              </table:table-cell>
              <table:table-cell office:value-type="float" office:value="74.2647058823529">
                <text:p>74.2647058823529</text:p>
              </table:table-cell>
              <table:table-cell office:value-type="float" office:value="74.4525547445255">
                <text:p>74.4525547445255</text:p>
              </table:table-cell>
              <table:table-cell office:value-type="float" office:value="74.6376811594203">
                <text:p>74.6376811594203</text:p>
              </table:table-cell>
              <table:table-cell office:value-type="float" office:value="74.8201438848921">
                <text:p>74.8201438848921</text:p>
              </table:table-cell>
              <table:table-cell office:value-type="float" office:value="75">
                <text:p>75</text:p>
              </table:table-cell>
              <table:table-cell office:value-type="float" office:value="75.177304964539">
                <text:p>75.177304964539</text:p>
              </table:table-cell>
              <table:table-cell office:value-type="float" office:value="75.3521126760563">
                <text:p>75.3521126760563</text:p>
              </table:table-cell>
              <table:table-cell office:value-type="float" office:value="75.5244755244755">
                <text:p>75.5244755244755</text:p>
              </table:table-cell>
              <table:table-cell office:value-type="float" office:value="75.6944444444444">
                <text:p>75.6944444444444</text:p>
              </table:table-cell>
              <table:table-cell office:value-type="float" office:value="75.8620689655172">
                <text:p>75.8620689655172</text:p>
              </table:table-cell>
              <table:table-cell office:value-type="float" office:value="76.027397260274">
                <text:p>76.027397260274</text:p>
              </table:table-cell>
              <table:table-cell office:value-type="float" office:value="76.1904761904762">
                <text:p>76.1904761904762</text:p>
              </table:table-cell>
              <table:table-cell office:value-type="float" office:value="76.3513513513514">
                <text:p>76.3513513513514</text:p>
              </table:table-cell>
              <table:table-cell office:value-type="float" office:value="76.510067114094">
                <text:p>76.510067114094</text:p>
              </table:table-cell>
              <table:table-cell office:value-type="float" office:value="76.6666666666667">
                <text:p>76.6666666666667</text:p>
              </table:table-cell>
              <table:table-cell office:value-type="float" office:value="76.8211920529801">
                <text:p>76.8211920529801</text:p>
              </table:table-cell>
              <table:table-cell office:value-type="float" office:value="76.9736842105263">
                <text:p>76.9736842105263</text:p>
              </table:table-cell>
              <table:table-cell office:value-type="float" office:value="77.1241830065359">
                <text:p>77.1241830065359</text:p>
              </table:table-cell>
              <table:table-cell office:value-type="float" office:value="77.2727272727273">
                <text:p>77.2727272727273</text:p>
              </table:table-cell>
              <table:table-cell office:value-type="float" office:value="77.4193548387097">
                <text:p>77.4193548387097</text:p>
              </table:table-cell>
              <table:table-cell office:value-type="float" office:value="77.5641025641026">
                <text:p>77.5641025641026</text:p>
              </table:table-cell>
              <table:table-cell office:value-type="float" office:value="77.7070063694268">
                <text:p>77.7070063694268</text:p>
              </table:table-cell>
              <table:table-cell office:value-type="float" office:value="77.8481012658228">
                <text:p>77.8481012658228</text:p>
              </table:table-cell>
              <table:table-cell office:value-type="float" office:value="77.9874213836478">
                <text:p>77.9874213836478</text:p>
              </table:table-cell>
              <table:table-cell office:value-type="float" office:value="78.125">
                <text:p>78.125</text:p>
              </table:table-cell>
              <table:table-cell office:value-type="float" office:value="78.2608695652174">
                <text:p>78.2608695652174</text:p>
              </table:table-cell>
              <table:table-cell office:value-type="float" office:value="78.3950617283951">
                <text:p>78.3950617283951</text:p>
              </table:table-cell>
              <table:table-cell office:value-type="float" office:value="78.5276073619632">
                <text:p>78.5276073619632</text:p>
              </table:table-cell>
              <table:table-cell office:value-type="float" office:value="78.6585365853659">
                <text:p>78.6585365853659</text:p>
              </table:table-cell>
              <table:table-cell office:value-type="float" office:value="78.7878787878788">
                <text:p>78.7878787878788</text:p>
              </table:table-cell>
              <table:table-cell office:value-type="float" office:value="78.9156626506024">
                <text:p>78.9156626506024</text:p>
              </table:table-cell>
              <table:table-cell office:value-type="float" office:value="79.0419161676647">
                <text:p>79.0419161676647</text:p>
              </table:table-cell>
              <table:table-cell office:value-type="float" office:value="79.1666666666667">
                <text:p>79.1666666666667</text:p>
              </table:table-cell>
              <table:table-cell office:value-type="float" office:value="79.2899408284024">
                <text:p>79.2899408284024</text:p>
              </table:table-cell>
              <table:table-cell office:value-type="float" office:value="79.4117647058823">
                <text:p>79.4117647058823</text:p>
              </table:table-cell>
              <table:table-cell office:value-type="float" office:value="79.5321637426901">
                <text:p>79.5321637426901</text:p>
              </table:table-cell>
              <table:table-cell office:value-type="float" office:value="79.6511627906977">
                <text:p>79.6511627906977</text:p>
              </table:table-cell>
              <table:table-cell office:value-type="float" office:value="79.7687861271676">
                <text:p>79.7687861271676</text:p>
              </table:table-cell>
              <table:table-cell office:value-type="float" office:value="79.8850574712644">
                <text:p>79.8850574712644</text:p>
              </table:table-cell>
              <table:table-cell office:value-type="float" office:value="80">
                <text:p>80</text:p>
              </table:table-cell>
              <table:table-cell office:value-type="float" office:value="80.1136363636364">
                <text:p>80.1136363636364</text:p>
              </table:table-cell>
              <table:table-cell office:value-type="float" office:value="80.225988700565">
                <text:p>80.225988700565</text:p>
              </table:table-cell>
              <table:table-cell office:value-type="float" office:value="80.3370786516854">
                <text:p>80.3370786516854</text:p>
              </table:table-cell>
              <table:table-cell office:value-type="float" office:value="80.4469273743017">
                <text:p>80.4469273743017</text:p>
              </table:table-cell>
              <table:table-cell office:value-type="float" office:value="80.5555555555556">
                <text:p>80.5555555555556</text:p>
              </table:table-cell>
              <table:table-cell office:value-type="float" office:value="80.6629834254144">
                <text:p>80.6629834254144</text:p>
              </table:table-cell>
              <table:table-cell office:value-type="float" office:value="80.7692307692308">
                <text:p>80.7692307692308</text:p>
              </table:table-cell>
              <table:table-cell office:value-type="float" office:value="80.8743169398907">
                <text:p>80.8743169398907</text:p>
              </table:table-cell>
              <table:table-cell office:value-type="float" office:value="80.9782608695652">
                <text:p>80.9782608695652</text:p>
              </table:table-cell>
              <table:table-cell office:value-type="float" office:value="81.0810810810811">
                <text:p>81.0810810810811</text:p>
              </table:table-cell>
              <table:table-cell office:value-type="float" office:value="81.1827956989247">
                <text:p>81.1827956989247</text:p>
              </table:table-cell>
              <table:table-cell office:value-type="float" office:value="81.2834224598931">
                <text:p>81.2834224598931</text:p>
              </table:table-cell>
              <table:table-cell office:value-type="float" office:value="81.3829787234043">
                <text:p>81.3829787234043</text:p>
              </table:table-cell>
              <table:table-cell office:value-type="float" office:value="81.4814814814815">
                <text:p>81.4814814814815</text:p>
              </table:table-cell>
              <table:table-cell office:value-type="float" office:value="81.5789473684211">
                <text:p>81.5789473684211</text:p>
              </table:table-cell>
              <table:table-cell office:value-type="float" office:value="81.6753926701571">
                <text:p>81.6753926701571</text:p>
              </table:table-cell>
              <table:table-cell office:value-type="float" office:value="81.7708333333333">
                <text:p>81.7708333333333</text:p>
              </table:table-cell>
              <table:table-cell office:value-type="float" office:value="81.8652849740933">
                <text:p>81.8652849740933</text:p>
              </table:table-cell>
              <table:table-cell office:value-type="float" office:value="81.9587628865979">
                <text:p>81.9587628865979</text:p>
              </table:table-cell>
              <table:table-cell office:value-type="float" office:value="82.0512820512821">
                <text:p>82.0512820512821</text:p>
              </table:table-cell>
              <table:table-cell office:value-type="float" office:value="82.1428571428571">
                <text:p>82.1428571428571</text:p>
              </table:table-cell>
              <table:table-cell office:value-type="float" office:value="82.2335025380711">
                <text:p>82.2335025380711</text:p>
              </table:table-cell>
              <table:table-cell office:value-type="float" office:value="82.3232323232323">
                <text:p>82.3232323232323</text:p>
              </table:table-cell>
              <table:table-cell office:value-type="float" office:value="82.4120603015075">
                <text:p>82.4120603015075</text:p>
              </table:table-cell>
              <table:table-cell office:value-type="float" office:value="82.5">
                <text:p>82.5</text:p>
              </table:table-cell>
              <table:table-cell office:value-type="float" office:value="82.5870646766169">
                <text:p>82.5870646766169</text:p>
              </table:table-cell>
              <table:table-cell office:value-type="float" office:value="82.6732673267327">
                <text:p>82.6732673267327</text:p>
              </table:table-cell>
              <table:table-cell office:value-type="float" office:value="82.7586206896552">
                <text:p>82.7586206896552</text:p>
              </table:table-cell>
              <table:table-cell office:value-type="float" office:value="82.843137254902">
                <text:p>82.843137254902</text:p>
              </table:table-cell>
              <table:table-cell office:value-type="float" office:value="82.9268292682927">
                <text:p>82.9268292682927</text:p>
              </table:table-cell>
              <table:table-cell office:value-type="float" office:value="83.0097087378641">
                <text:p>83.0097087378641</text:p>
              </table:table-cell>
              <table:table-cell office:value-type="float" office:value="83.0917874396135">
                <text:p>83.0917874396135</text:p>
              </table:table-cell>
              <table:table-cell office:value-type="float" office:value="83.1730769230769">
                <text:p>83.1730769230769</text:p>
              </table:table-cell>
              <table:table-cell office:value-type="float" office:value="83.2535885167464">
                <text:p>83.2535885167464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83.4123222748815">
                <text:p>83.4123222748815</text:p>
              </table:table-cell>
              <table:table-cell office:value-type="float" office:value="83.4905660377359">
                <text:p>83.4905660377359</text:p>
              </table:table-cell>
              <table:table-cell office:value-type="float" office:value="83.5680751173709">
                <text:p>83.5680751173709</text:p>
              </table:table-cell>
              <table:table-cell office:value-type="float" office:value="83.6448598130841">
                <text:p>83.6448598130841</text:p>
              </table:table-cell>
              <table:table-cell office:value-type="float" office:value="83.7209302325581">
                <text:p>83.7209302325581</text:p>
              </table:table-cell>
              <table:table-cell office:value-type="float" office:value="83.7962962962963">
                <text:p>83.7962962962963</text:p>
              </table:table-cell>
              <table:table-cell office:value-type="float" office:value="83.8709677419355">
                <text:p>83.8709677419355</text:p>
              </table:table-cell>
              <table:table-cell office:value-type="float" office:value="83.9449541284404">
                <text:p>83.9449541284404</text:p>
              </table:table-cell>
              <table:table-cell office:value-type="float" office:value="84.0182648401827">
                <text:p>84.0182648401827</text:p>
              </table:table-cell>
              <table:table-cell office:value-type="float" office:value="84.0909090909091">
                <text:p>84.0909090909091</text:p>
              </table:table-cell>
              <table:table-cell office:value-type="float" office:value="84.1628959276018">
                <text:p>84.1628959276018</text:p>
              </table:table-cell>
              <table:table-cell office:value-type="float" office:value="84.2342342342342">
                <text:p>84.2342342342342</text:p>
              </table:table-cell>
              <table:table-cell office:value-type="float" office:value="84.304932735426">
                <text:p>84.304932735426</text:p>
              </table:table-cell>
              <table:table-cell office:value-type="float" office:value="84.375">
                <text:p>84.375</text:p>
              </table:table-cell>
              <table:table-cell office:value-type="float" office:value="84.4444444444444">
                <text:p>84.4444444444444</text:p>
              </table:table-cell>
              <table:table-cell office:value-type="float" office:value="84.5132743362832">
                <text:p>84.5132743362832</text:p>
              </table:table-cell>
              <table:table-cell office:value-type="float" office:value="84.5814977973568">
                <text:p>84.5814977973568</text:p>
              </table:table-cell>
              <table:table-cell office:value-type="float" office:value="84.6491228070176">
                <text:p>84.6491228070176</text:p>
              </table:table-cell>
              <table:table-cell office:value-type="float" office:value="84.7161572052402">
                <text:p>84.7161572052402</text:p>
              </table:table-cell>
              <table:table-cell office:value-type="float" office:value="84.7826086956522">
                <text:p>84.7826086956522</text:p>
              </table:table-cell>
              <table:table-cell office:value-type="float" office:value="84.8484848484848">
                <text:p>84.8484848484848</text:p>
              </table:table-cell>
              <table:table-cell office:value-type="float" office:value="84.9137931034483">
                <text:p>84.9137931034483</text:p>
              </table:table-cell>
              <table:table-cell office:value-type="float" office:value="84.9785407725322">
                <text:p>84.9785407725322</text:p>
              </table:table-cell>
              <table:table-cell office:value-type="float" office:value="85.042735042735">
                <text:p>85.042735042735</text:p>
              </table:table-cell>
              <table:table-cell office:value-type="float" office:value="85.1063829787234">
                <text:p>85.1063829787234</text:p>
              </table:table-cell>
              <table:table-cell office:value-type="float" office:value="85.1694915254237">
                <text:p>85.1694915254237</text:p>
              </table:table-cell>
              <table:table-cell office:value-type="float" office:value="85.2320675105485">
                <text:p>85.2320675105485</text:p>
              </table:table-cell>
              <table:table-cell office:value-type="float" office:value="85.2941176470588">
                <text:p>85.2941176470588</text:p>
              </table:table-cell>
              <table:table-cell office:value-type="float" office:value="85.3556485355649">
                <text:p>85.3556485355649</text:p>
              </table:table-cell>
              <table:table-cell office:value-type="float" office:value="85.4166666666667">
                <text:p>85.4166666666667</text:p>
              </table:table-cell>
              <table:table-cell office:value-type="float" office:value="85.4771784232365">
                <text:p>85.4771784232365</text:p>
              </table:table-cell>
              <table:table-cell office:value-type="float" office:value="85.5371900826446">
                <text:p>85.5371900826446</text:p>
              </table:table-cell>
              <table:table-cell office:value-type="float" office:value="85.59670781893">
                <text:p>85.59670781893</text:p>
              </table:table-cell>
              <table:table-cell office:value-type="float" office:value="85.655737704918">
                <text:p>85.655737704918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85.7723577235772">
                <text:p>85.7723577235772</text:p>
              </table:table-cell>
              <table:table-cell office:value-type="float" office:value="85.82995951417">
                <text:p>85.82995951417</text:p>
              </table:table-cell>
              <table:table-cell office:value-type="float" office:value="85.8870967741936">
                <text:p>85.8870967741936</text:p>
              </table:table-cell>
              <table:table-cell office:value-type="float" office:value="85.9437751004016">
                <text:p>85.9437751004016</text:p>
              </table:table-cell>
              <table:table-cell office:value-type="float" office:value="86">
                <text:p>86</text:p>
              </table:table-cell>
              <table:table-cell office:value-type="float" office:value="86.0557768924303">
                <text:p>86.0557768924303</text:p>
              </table:table-cell>
              <table:table-cell office:value-type="float" office:value="86.1111111111111">
                <text:p>86.1111111111111</text:p>
              </table:table-cell>
              <table:table-cell office:value-type="float" office:value="86.1660079051383">
                <text:p>86.1660079051383</text:p>
              </table:table-cell>
              <table:table-cell office:value-type="float" office:value="86.2204724409449">
                <text:p>86.2204724409449</text:p>
              </table:table-cell>
              <table:table-cell office:value-type="float" office:value="86.2745098039216">
                <text:p>86.2745098039216</text:p>
              </table:table-cell>
              <table:table-cell office:value-type="float" office:value="86.328125">
                <text:p>86.328125</text:p>
              </table:table-cell>
              <table:table-cell office:value-type="float" office:value="86.3813229571985">
                <text:p>86.3813229571985</text:p>
              </table:table-cell>
              <table:table-cell office:value-type="float" office:value="86.4341085271318">
                <text:p>86.4341085271318</text:p>
              </table:table-cell>
              <table:table-cell office:value-type="float" office:value="86.4864864864865">
                <text:p>86.4864864864865</text:p>
              </table:table-cell>
              <table:table-cell office:value-type="float" office:value="86.5384615384615">
                <text:p>86.5384615384615</text:p>
              </table:table-cell>
              <table:table-cell office:value-type="float" office:value="86.5900383141763">
                <text:p>86.5900383141763</text:p>
              </table:table-cell>
              <table:table-cell office:value-type="float" office:value="86.6412213740458">
                <text:p>86.6412213740458</text:p>
              </table:table-cell>
              <table:table-cell office:value-type="float" office:value="86.6920152091255">
                <text:p>86.6920152091255</text:p>
              </table:table-cell>
              <table:table-cell office:value-type="float" office:value="86.7424242424243">
                <text:p>86.7424242424243</text:p>
              </table:table-cell>
              <table:table-cell office:value-type="float" office:value="86.7924528301887">
                <text:p>86.7924528301887</text:p>
              </table:table-cell>
              <table:table-cell office:value-type="float" office:value="86.8421052631579">
                <text:p>86.8421052631579</text:p>
              </table:table-cell>
              <table:table-cell office:value-type="float" office:value="86.8913857677903">
                <text:p>86.8913857677903</text:p>
              </table:table-cell>
              <table:table-cell office:value-type="float" office:value="86.9402985074627">
                <text:p>86.9402985074627</text:p>
              </table:table-cell>
              <table:table-cell office:value-type="float" office:value="86.9888475836431">
                <text:p>86.9888475836431</text:p>
              </table:table-cell>
              <table:table-cell office:value-type="float" office:value="87.037037037037">
                <text:p>87.037037037037</text:p>
              </table:table-cell>
              <table:table-cell office:value-type="float" office:value="87.0848708487085">
                <text:p>87.0848708487085</text:p>
              </table:table-cell>
              <table:table-cell office:value-type="float" office:value="87.1323529411765">
                <text:p>87.1323529411765</text:p>
              </table:table-cell>
              <table:table-cell office:value-type="float" office:value="87.1794871794872">
                <text:p>87.1794871794872</text:p>
              </table:table-cell>
              <table:table-cell office:value-type="float" office:value="87.2262773722628">
                <text:p>87.2262773722628</text:p>
              </table:table-cell>
              <table:table-cell office:value-type="float" office:value="87.2727272727273">
                <text:p>87.2727272727273</text:p>
              </table:table-cell>
              <table:table-cell office:value-type="float" office:value="87.3188405797101">
                <text:p>87.3188405797101</text:p>
              </table:table-cell>
              <table:table-cell office:value-type="float" office:value="87.3646209386282">
                <text:p>87.3646209386282</text:p>
              </table:table-cell>
              <table:table-cell office:value-type="float" office:value="87.410071942446">
                <text:p>87.410071942446</text:p>
              </table:table-cell>
              <table:table-cell office:value-type="float" office:value="87.4551971326165">
                <text:p>87.4551971326165</text:p>
              </table:table-cell>
              <table:table-cell office:value-type="float" office:value="87.5">
                <text:p>87.5</text:p>
              </table:table-cell>
              <table:table-cell office:value-type="float" office:value="87.5444839857651">
                <text:p>87.5444839857651</text:p>
              </table:table-cell>
              <table:table-cell office:value-type="float" office:value="87.5886524822695">
                <text:p>87.5886524822695</text:p>
              </table:table-cell>
              <table:table-cell office:value-type="float" office:value="87.6325088339223">
                <text:p>87.6325088339223</text:p>
              </table:table-cell>
              <table:table-cell office:value-type="float" office:value="87.6760563380282">
                <text:p>87.6760563380282</text:p>
              </table:table-cell>
              <table:table-cell office:value-type="float" office:value="87.719298245614">
                <text:p>87.719298245614</text:p>
              </table:table-cell>
              <table:table-cell office:value-type="float" office:value="87.7622377622378">
                <text:p>87.7622377622378</text:p>
              </table:table-cell>
              <table:table-cell office:value-type="float" office:value="87.8048780487805">
                <text:p>87.8048780487805</text:p>
              </table:table-cell>
              <table:table-cell office:value-type="float" office:value="87.8472222222222">
                <text:p>87.8472222222222</text:p>
              </table:table-cell>
              <table:table-cell office:value-type="float" office:value="87.8892733564014">
                <text:p>87.8892733564014</text:p>
              </table:table-cell>
              <table:table-cell office:value-type="float" office:value="87.9310344827586">
                <text:p>87.9310344827586</text:p>
              </table:table-cell>
              <table:table-cell office:value-type="float" office:value="87.9725085910653">
                <text:p>87.9725085910653</text:p>
              </table:table-cell>
              <table:table-cell office:value-type="float" office:value="88.013698630137">
                <text:p>88.013698630137</text:p>
              </table:table-cell>
              <table:table-cell office:value-type="float" office:value="88.0546075085324">
                <text:p>88.0546075085324</text:p>
              </table:table-cell>
              <table:table-cell office:value-type="float" office:value="88.0952380952381">
                <text:p>88.0952380952381</text:p>
              </table:table-cell>
              <table:table-cell office:value-type="float" office:value="88.135593220339">
                <text:p>88.135593220339</text:p>
              </table:table-cell>
              <table:table-cell office:value-type="float" office:value="88.1756756756757">
                <text:p>88.1756756756757</text:p>
              </table:table-cell>
              <table:table-cell office:value-type="float" office:value="88.2154882154882">
                <text:p>88.2154882154882</text:p>
              </table:table-cell>
              <table:table-cell office:value-type="float" office:value="88.255033557047">
                <text:p>88.255033557047</text:p>
              </table:table-cell>
              <table:table-cell office:value-type="float" office:value="88.2943143812709">
                <text:p>88.2943143812709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8.3720930232558">
                <text:p>88.3720930232558</text:p>
              </table:table-cell>
              <table:table-cell office:value-type="float" office:value="88.4105960264901">
                <text:p>88.4105960264901</text:p>
              </table:table-cell>
              <table:table-cell office:value-type="float" office:value="88.4488448844884">
                <text:p>88.4488448844884</text:p>
              </table:table-cell>
              <table:table-cell office:value-type="float" office:value="88.4868421052632">
                <text:p>88.4868421052632</text:p>
              </table:table-cell>
              <table:table-cell office:value-type="float" office:value="88.5245901639344">
                <text:p>88.5245901639344</text:p>
              </table:table-cell>
              <table:table-cell office:value-type="float" office:value="88.562091503268">
                <text:p>88.562091503268</text:p>
              </table:table-cell>
              <table:table-cell office:value-type="float" office:value="88.599348534202">
                <text:p>88.599348534202</text:p>
              </table:table-cell>
              <table:table-cell office:value-type="float" office:value="88.6363636363636">
                <text:p>88.6363636363636</text:p>
              </table:table-cell>
              <table:table-cell office:value-type="float" office:value="88.673139158576">
                <text:p>88.673139158576</text:p>
              </table:table-cell>
              <table:table-cell office:value-type="float" office:value="88.7096774193548">
                <text:p>88.7096774193548</text:p>
              </table:table-cell>
              <table:table-cell office:value-type="float" office:value="88.7459807073955">
                <text:p>88.7459807073955</text:p>
              </table:table-cell>
              <table:table-cell office:value-type="float" office:value="88.7820512820513">
                <text:p>88.7820512820513</text:p>
              </table:table-cell>
              <table:table-cell office:value-type="float" office:value="88.8178913738019">
                <text:p>88.8178913738019</text:p>
              </table:table-cell>
              <table:table-cell office:value-type="float" office:value="88.8535031847134">
                <text:p>88.8535031847134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88.9240506329114">
                <text:p>88.9240506329114</text:p>
              </table:table-cell>
              <table:table-cell office:value-type="float" office:value="88.9589905362776">
                <text:p>88.9589905362776</text:p>
              </table:table-cell>
              <table:table-cell office:value-type="float" office:value="88.9937106918239">
                <text:p>88.9937106918239</text:p>
              </table:table-cell>
              <table:table-cell office:value-type="float" office:value="89.0282131661442">
                <text:p>89.0282131661442</text:p>
              </table:table-cell>
              <table:table-cell office:value-type="float" office:value="89.0625">
                <text:p>89.0625</text:p>
              </table:table-cell>
              <table:table-cell office:value-type="float" office:value="89.0965732087227">
                <text:p>89.0965732087227</text:p>
              </table:table-cell>
              <table:table-cell office:value-type="float" office:value="89.1304347826087">
                <text:p>89.1304347826087</text:p>
              </table:table-cell>
              <table:table-cell office:value-type="float" office:value="89.1640866873065">
                <text:p>89.1640866873065</text:p>
              </table:table-cell>
              <table:table-cell office:value-type="float" office:value="89.1975308641975">
                <text:p>89.1975308641975</text:p>
              </table:table-cell>
              <table:table-cell office:value-type="float" office:value="89.2307692307692">
                <text:p>89.2307692307692</text:p>
              </table:table-cell>
              <table:table-cell office:value-type="float" office:value="89.2638036809816">
                <text:p>89.2638036809816</text:p>
              </table:table-cell>
              <table:table-cell office:value-type="float" office:value="89.2966360856269">
                <text:p>89.2966360856269</text:p>
              </table:table-cell>
              <table:table-cell office:value-type="float" office:value="89.3292682926829">
                <text:p>89.3292682926829</text:p>
              </table:table-cell>
              <table:table-cell office:value-type="float" office:value="89.3617021276596">
                <text:p>89.3617021276596</text:p>
              </table:table-cell>
              <table:table-cell office:value-type="float" office:value="89.3939393939394">
                <text:p>89.3939393939394</text:p>
              </table:table-cell>
              <table:table-cell office:value-type="float" office:value="89.4259818731118">
                <text:p>89.4259818731118</text:p>
              </table:table-cell>
              <table:table-cell office:value-type="float" office:value="89.4578313253012">
                <text:p>89.4578313253012</text:p>
              </table:table-cell>
              <table:table-cell office:value-type="float" office:value="89.4894894894895">
                <text:p>89.4894894894895</text:p>
              </table:table-cell>
              <table:table-cell office:value-type="float" office:value="89.5209580838323">
                <text:p>89.5209580838323</text:p>
              </table:table-cell>
              <table:table-cell office:value-type="float" office:value="89.5522388059701">
                <text:p>89.5522388059701</text:p>
              </table:table-cell>
              <table:table-cell office:value-type="float" office:value="89.5833333333333">
                <text:p>89.5833333333333</text:p>
              </table:table-cell>
              <table:table-cell office:value-type="float" office:value="89.6142433234421">
                <text:p>89.6142433234421</text:p>
              </table:table-cell>
              <table:table-cell office:value-type="float" office:value="89.6449704142012">
                <text:p>89.6449704142012</text:p>
              </table:table-cell>
              <table:table-cell office:value-type="float" office:value="89.6755162241888">
                <text:p>89.6755162241888</text:p>
              </table:table-cell>
              <table:table-cell office:value-type="float" office:value="89.7058823529412">
                <text:p>89.7058823529412</text:p>
              </table:table-cell>
              <table:table-cell office:value-type="float" office:value="89.7360703812317">
                <text:p>89.7360703812317</text:p>
              </table:table-cell>
              <table:table-cell office:value-type="float" office:value="89.766081871345">
                <text:p>89.766081871345</text:p>
              </table:table-cell>
              <table:table-cell office:value-type="float" office:value="89.795918367347">
                <text:p>89.795918367347</text:p>
              </table:table-cell>
              <table:table-cell office:value-type="float" office:value="89.8255813953488">
                <text:p>89.8255813953488</text:p>
              </table:table-cell>
              <table:table-cell office:value-type="float" office:value="89.8550724637681">
                <text:p>89.8550724637681</text:p>
              </table:table-cell>
              <table:table-cell office:value-type="float" office:value="89.8843930635838">
                <text:p>89.8843930635838</text:p>
              </table:table-cell>
              <table:table-cell office:value-type="float" office:value="89.9135446685879">
                <text:p>89.9135446685879</text:p>
              </table:table-cell>
              <table:table-cell office:value-type="float" office:value="89.9425287356322">
                <text:p>89.9425287356322</text:p>
              </table:table-cell>
              <table:table-cell office:value-type="float" office:value="89.9713467048711">
                <text:p>89.9713467048711</text:p>
              </table:table-cell>
              <table:table-cell office:value-type="float" office:value="90">
                <text:p>90</text:p>
              </table:table-cell>
              <table:table-cell office:value-type="float" office:value="90.02849002849">
                <text:p>90.02849002849</text:p>
              </table:table-cell>
              <table:table-cell office:value-type="float" office:value="90.0568181818182">
                <text:p>90.0568181818182</text:p>
              </table:table-cell>
              <table:table-cell office:value-type="float" office:value="90.0849858356941">
                <text:p>90.0849858356941</text:p>
              </table:table-cell>
              <table:table-cell office:value-type="float" office:value="90.1129943502825">
                <text:p>90.1129943502825</text:p>
              </table:table-cell>
              <table:table-cell office:value-type="float" office:value="90.1408450704225">
                <text:p>90.1408450704225</text:p>
              </table:table-cell>
              <table:table-cell office:value-type="float" office:value="90.1685393258427">
                <text:p>90.1685393258427</text:p>
              </table:table-cell>
              <table:table-cell office:value-type="float" office:value="90.1960784313726">
                <text:p>90.1960784313726</text:p>
              </table:table-cell>
              <table:table-cell office:value-type="float" office:value="90.2234636871508">
                <text:p>90.2234636871508</text:p>
              </table:table-cell>
              <table:table-cell office:value-type="float" office:value="90.2506963788301">
                <text:p>90.2506963788301</text:p>
              </table:table-cell>
              <table:table-cell office:value-type="float" office:value="90.2777777777778">
                <text:p>90.2777777777778</text:p>
              </table:table-cell>
              <table:table-cell office:value-type="float" office:value="90.3047091412742">
                <text:p>90.3047091412742</text:p>
              </table:table-cell>
              <table:table-cell office:value-type="float" office:value="90.3314917127072">
                <text:p>90.3314917127072</text:p>
              </table:table-cell>
              <table:table-cell office:value-type="float" office:value="90.3581267217631">
                <text:p>90.3581267217631</text:p>
              </table:table-cell>
              <table:table-cell office:value-type="float" office:value="90.3846153846154">
                <text:p>90.3846153846154</text:p>
              </table:table-cell>
              <table:table-cell office:value-type="float" office:value="90.4109589041096">
                <text:p>90.4109589041096</text:p>
              </table:table-cell>
              <table:table-cell office:value-type="float" office:value="90.4371584699454">
                <text:p>90.4371584699454</text:p>
              </table:table-cell>
              <table:table-cell office:value-type="float" office:value="90.4632152588556">
                <text:p>90.4632152588556</text:p>
              </table:table-cell>
              <table:table-cell office:value-type="float" office:value="90.4891304347826">
                <text:p>90.4891304347826</text:p>
              </table:table-cell>
              <table:table-cell office:value-type="float" office:value="90.5149051490515">
                <text:p>90.5149051490515</text:p>
              </table:table-cell>
              <table:table-cell office:value-type="float" office:value="90.5405405405405">
                <text:p>90.5405405405405</text:p>
              </table:table-cell>
              <table:table-cell office:value-type="float" office:value="90.5660377358491">
                <text:p>90.5660377358491</text:p>
              </table:table-cell>
              <table:table-cell office:value-type="float" office:value="90.5913978494624">
                <text:p>90.5913978494624</text:p>
              </table:table-cell>
              <table:table-cell office:value-type="float" office:value="90.6166219839142">
                <text:p>90.6166219839142</text:p>
              </table:table-cell>
              <table:table-cell office:value-type="float" office:value="90.6417112299465">
                <text:p>90.6417112299465</text:p>
              </table:table-cell>
              <table:table-cell office:value-type="float" office:value="90.6666666666667">
                <text:p>90.6666666666667</text:p>
              </table:table-cell>
              <table:table-cell office:value-type="float" office:value="90.6914893617021">
                <text:p>90.6914893617021</text:p>
              </table:table-cell>
              <table:table-cell office:value-type="float" office:value="90.7161803713528">
                <text:p>90.7161803713528</text:p>
              </table:table-cell>
              <table:table-cell office:value-type="float" office:value="90.7407407407407">
                <text:p>90.7407407407407</text:p>
              </table:table-cell>
              <table:table-cell office:value-type="float" office:value="90.7651715039578">
                <text:p>90.7651715039578</text:p>
              </table:table-cell>
              <table:table-cell office:value-type="float" office:value="90.7894736842105">
                <text:p>90.7894736842105</text:p>
              </table:table-cell>
              <table:table-cell office:value-type="float" office:value="90.8136482939633">
                <text:p>90.8136482939633</text:p>
              </table:table-cell>
              <table:table-cell office:value-type="float" office:value="90.8376963350785">
                <text:p>90.8376963350785</text:p>
              </table:table-cell>
              <table:table-cell office:value-type="float" office:value="90.8616187989556">
                <text:p>90.8616187989556</text:p>
              </table:table-cell>
              <table:table-cell office:value-type="float" office:value="90.8854166666667">
                <text:p>90.8854166666667</text:p>
              </table:table-cell>
              <table:table-cell office:value-type="float" office:value="90.9090909090909">
                <text:p>90.9090909090909</text:p>
              </table:table-cell>
              <table:table-cell office:value-type="float" office:value="90.9326424870466">
                <text:p>90.9326424870466</text:p>
              </table:table-cell>
              <table:table-cell office:value-type="float" office:value="90.9560723514212">
                <text:p>90.9560723514212</text:p>
              </table:table-cell>
              <table:table-cell office:value-type="float" office:value="90.979381443299">
                <text:p>90.979381443299</text:p>
              </table:table-cell>
              <table:table-cell office:value-type="float" office:value="91.0025706940874">
                <text:p>91.0025706940874</text:p>
              </table:table-cell>
              <table:table-cell office:value-type="float" office:value="91.025641025641">
                <text:p>91.025641025641</text:p>
              </table:table-cell>
              <table:table-cell office:value-type="float" office:value="91.0485933503836">
                <text:p>91.0485933503836</text:p>
              </table:table-cell>
              <table:table-cell office:value-type="float" office:value="91.0714285714286">
                <text:p>91.0714285714286</text:p>
              </table:table-cell>
              <table:table-cell office:value-type="float" office:value="91.0941475826972">
                <text:p>91.0941475826972</text:p>
              </table:table-cell>
              <table:table-cell office:value-type="float" office:value="91.1167512690355">
                <text:p>91.1167512690355</text:p>
              </table:table-cell>
              <table:table-cell office:value-type="float" office:value="91.1392405063291">
                <text:p>91.1392405063291</text:p>
              </table:table-cell>
              <table:table-cell office:value-type="float" office:value="91.1616161616162">
                <text:p>91.1616161616162</text:p>
              </table:table-cell>
              <table:table-cell office:value-type="float" office:value="91.183879093199">
                <text:p>91.183879093199</text:p>
              </table:table-cell>
              <table:table-cell office:value-type="float" office:value="91.2060301507538">
                <text:p>91.2060301507538</text:p>
              </table:table-cell>
              <table:table-cell office:value-type="float" office:value="91.2280701754386">
                <text:p>91.2280701754386</text:p>
              </table:table-cell>
              <table:table-cell office:value-type="float" office:value="91.25">
                <text:p>91.25</text:p>
              </table:table-cell>
              <table:table-cell office:value-type="float" office:value="91.2718204488778">
                <text:p>91.2718204488778</text:p>
              </table:table-cell>
              <table:table-cell office:value-type="float" office:value="91.2935323383084">
                <text:p>91.2935323383084</text:p>
              </table:table-cell>
              <table:table-cell office:value-type="float" office:value="91.3151364764268">
                <text:p>91.3151364764268</text:p>
              </table:table-cell>
              <table:table-cell office:value-type="float" office:value="91.3366336633663">
                <text:p>91.3366336633663</text:p>
              </table:table-cell>
              <table:table-cell office:value-type="float" office:value="91.358024691358">
                <text:p>91.358024691358</text:p>
              </table:table-cell>
              <table:table-cell office:value-type="float" office:value="91.3793103448276">
                <text:p>91.3793103448276</text:p>
              </table:table-cell>
              <table:table-cell office:value-type="float" office:value="91.4004914004914">
                <text:p>91.4004914004914</text:p>
              </table:table-cell>
              <table:table-cell office:value-type="float" office:value="91.421568627451">
                <text:p>91.421568627451</text:p>
              </table:table-cell>
              <table:table-cell office:value-type="float" office:value="91.4425427872861">
                <text:p>91.4425427872861</text:p>
              </table:table-cell>
              <table:table-cell office:value-type="float" office:value="91.4634146341463">
                <text:p>91.4634146341463</text:p>
              </table:table-cell>
              <table:table-cell office:value-type="float" office:value="91.4841849148418">
                <text:p>91.4841849148418</text:p>
              </table:table-cell>
              <table:table-cell office:value-type="float" office:value="91.504854368932">
                <text:p>91.504854368932</text:p>
              </table:table-cell>
              <table:table-cell office:value-type="float" office:value="91.5254237288136">
                <text:p>91.5254237288136</text:p>
              </table:table-cell>
              <table:table-cell office:value-type="float" office:value="91.5458937198068">
                <text:p>91.5458937198068</text:p>
              </table:table-cell>
              <table:table-cell office:value-type="float" office:value="91.566265060241">
                <text:p>91.566265060241</text:p>
              </table:table-cell>
              <table:table-cell office:value-type="float" office:value="91.5865384615385">
                <text:p>91.5865384615385</text:p>
              </table:table-cell>
              <table:table-cell office:value-type="float" office:value="91.6067146282974">
                <text:p>91.6067146282974</text:p>
              </table:table-cell>
              <table:table-cell office:value-type="float" office:value="91.6267942583732">
                <text:p>91.6267942583732</text:p>
              </table:table-cell>
              <table:table-cell office:value-type="float" office:value="91.6467780429594">
                <text:p>91.6467780429594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91.6864608076009">
                <text:p>91.6864608076009</text:p>
              </table:table-cell>
              <table:table-cell office:value-type="float" office:value="91.7061611374408">
                <text:p>91.7061611374408</text:p>
              </table:table-cell>
              <table:table-cell office:value-type="float" office:value="91.725768321513">
                <text:p>91.725768321513</text:p>
              </table:table-cell>
              <table:table-cell office:value-type="float" office:value="91.7452830188679">
                <text:p>91.7452830188679</text:p>
              </table:table-cell>
              <table:table-cell office:value-type="float" office:value="91.7647058823529">
                <text:p>91.7647058823529</text:p>
              </table:table-cell>
              <table:table-cell office:value-type="float" office:value="91.7840375586854">
                <text:p>91.7840375586854</text:p>
              </table:table-cell>
              <table:table-cell office:value-type="float" office:value="91.8032786885246">
                <text:p>91.8032786885246</text:p>
              </table:table-cell>
              <table:table-cell office:value-type="float" office:value="91.8224299065421">
                <text:p>91.8224299065421</text:p>
              </table:table-cell>
              <table:table-cell office:value-type="float" office:value="91.8414918414918">
                <text:p>91.8414918414918</text:p>
              </table:table-cell>
              <table:table-cell office:value-type="float" office:value="91.8604651162791">
                <text:p>91.8604651162791</text:p>
              </table:table-cell>
              <table:table-cell office:value-type="float" office:value="91.8793503480278">
                <text:p>91.8793503480278</text:p>
              </table:table-cell>
              <table:table-cell office:value-type="float" office:value="91.8981481481482">
                <text:p>91.8981481481482</text:p>
              </table:table-cell>
              <table:table-cell office:value-type="float" office:value="91.9168591224019">
                <text:p>91.9168591224019</text:p>
              </table:table-cell>
              <table:table-cell office:value-type="float" office:value="91.9354838709677">
                <text:p>91.9354838709677</text:p>
              </table:table-cell>
              <table:table-cell office:value-type="float" office:value="91.9540229885057">
                <text:p>91.9540229885057</text:p>
              </table:table-cell>
              <table:table-cell office:value-type="float" office:value="91.9724770642202">
                <text:p>91.9724770642202</text:p>
              </table:table-cell>
              <table:table-cell office:value-type="float" office:value="91.9908466819222">
                <text:p>91.9908466819222</text:p>
              </table:table-cell>
              <table:table-cell office:value-type="float" office:value="92.0091324200913">
                <text:p>92.0091324200913</text:p>
              </table:table-cell>
              <table:table-cell office:value-type="float" office:value="92.0273348519362">
                <text:p>92.0273348519362</text:p>
              </table:table-cell>
              <table:table-cell office:value-type="float" office:value="92.0454545454546">
                <text:p>92.0454545454546</text:p>
              </table:table-cell>
              <table:table-cell office:value-type="float" office:value="92.0634920634921">
                <text:p>92.0634920634921</text:p>
              </table:table-cell>
              <table:table-cell office:value-type="float" office:value="92.0814479638009">
                <text:p>92.0814479638009</text:p>
              </table:table-cell>
              <table:table-cell office:value-type="float" office:value="92.0993227990971">
                <text:p>92.0993227990971</text:p>
              </table:table-cell>
              <table:table-cell office:value-type="float" office:value="92.1171171171171">
                <text:p>92.1171171171171</text:p>
              </table:table-cell>
              <table:table-cell office:value-type="float" office:value="92.1348314606742">
                <text:p>92.1348314606742</text:p>
              </table:table-cell>
              <table:table-cell office:value-type="float" office:value="92.152466367713">
                <text:p>92.152466367713</text:p>
              </table:table-cell>
              <table:table-cell office:value-type="float" office:value="92.1700223713647">
                <text:p>92.1700223713647</text:p>
              </table:table-cell>
              <table:table-cell office:value-type="float" office:value="92.1875">
                <text:p>92.1875</text:p>
              </table:table-cell>
              <table:table-cell office:value-type="float" office:value="92.2048997772829">
                <text:p>92.2048997772829</text:p>
              </table:table-cell>
              <table:table-cell office:value-type="float" office:value="92.2222222222222">
                <text:p>92.2222222222222</text:p>
              </table:table-cell>
              <table:table-cell office:value-type="float" office:value="92.2394678492239">
                <text:p>92.2394678492239</text:p>
              </table:table-cell>
              <table:table-cell office:value-type="float" office:value="92.2566371681416">
                <text:p>92.2566371681416</text:p>
              </table:table-cell>
              <table:table-cell office:value-type="float" office:value="92.2737306843267">
                <text:p>92.2737306843267</text:p>
              </table:table-cell>
              <table:table-cell office:value-type="float" office:value="92.2907488986784">
                <text:p>92.2907488986784</text:p>
              </table:table-cell>
              <table:table-cell office:value-type="float" office:value="92.3076923076923">
                <text:p>92.3076923076923</text:p>
              </table:table-cell>
              <table:table-cell office:value-type="float" office:value="92.3245614035088">
                <text:p>92.3245614035088</text:p>
              </table:table-cell>
              <table:table-cell office:value-type="float" office:value="92.3413566739606">
                <text:p>92.3413566739606</text:p>
              </table:table-cell>
              <table:table-cell office:value-type="float" office:value="92.3580786026201">
                <text:p>92.3580786026201</text:p>
              </table:table-cell>
              <table:table-cell office:value-type="float" office:value="92.3747276688453">
                <text:p>92.3747276688453</text:p>
              </table:table-cell>
              <table:table-cell office:value-type="float" office:value="92.3913043478261">
                <text:p>92.3913043478261</text:p>
              </table:table-cell>
              <table:table-cell office:value-type="float" office:value="92.4078091106291">
                <text:p>92.4078091106291</text:p>
              </table:table-cell>
              <table:table-cell office:value-type="float" office:value="92.4242424242424">
                <text:p>92.4242424242424</text:p>
              </table:table-cell>
              <table:table-cell office:value-type="float" office:value="92.4406047516199">
                <text:p>92.4406047516199</text:p>
              </table:table-cell>
              <table:table-cell office:value-type="float" office:value="92.4568965517241">
                <text:p>92.4568965517241</text:p>
              </table:table-cell>
              <table:table-cell office:value-type="float" office:value="92.4731182795699">
                <text:p>92.4731182795699</text:p>
              </table:table-cell>
              <table:table-cell office:value-type="float" office:value="92.4892703862661">
                <text:p>92.4892703862661</text:p>
              </table:table-cell>
              <table:table-cell office:value-type="float" office:value="92.5053533190578">
                <text:p>92.5053533190578</text:p>
              </table:table-cell>
              <table:table-cell office:value-type="float" office:value="92.5213675213675">
                <text:p>92.5213675213675</text:p>
              </table:table-cell>
              <table:table-cell office:value-type="float" office:value="92.5373134328358">
                <text:p>92.5373134328358</text:p>
              </table:table-cell>
              <table:table-cell office:value-type="float" office:value="92.5531914893617">
                <text:p>92.5531914893617</text:p>
              </table:table-cell>
              <table:table-cell office:value-type="float" office:value="92.5690021231423">
                <text:p>92.5690021231423</text:p>
              </table:table-cell>
              <table:table-cell office:value-type="float" office:value="92.5847457627119">
                <text:p>92.5847457627119</text:p>
              </table:table-cell>
              <table:table-cell office:value-type="float" office:value="92.600422832981">
                <text:p>92.600422832981</text:p>
              </table:table-cell>
              <table:table-cell office:value-type="float" office:value="92.6160337552743">
                <text:p>92.6160337552743</text:p>
              </table:table-cell>
              <table:table-cell office:value-type="float" office:value="92.6315789473684">
                <text:p>92.6315789473684</text:p>
              </table:table-cell>
              <table:table-cell office:value-type="float" office:value="92.6470588235294">
                <text:p>92.6470588235294</text:p>
              </table:table-cell>
              <table:table-cell office:value-type="float" office:value="92.6624737945493">
                <text:p>92.6624737945493</text:p>
              </table:table-cell>
              <table:table-cell office:value-type="float" office:value="92.6778242677824">
                <text:p>92.6778242677824</text:p>
              </table:table-cell>
              <table:table-cell office:value-type="float" office:value="92.6931106471816">
                <text:p>92.6931106471816</text:p>
              </table:table-cell>
              <table:table-cell office:value-type="float" office:value="92.7083333333333">
                <text:p>92.7083333333333</text:p>
              </table:table-cell>
              <table:table-cell office:value-type="float" office:value="92.7234927234927">
                <text:p>92.7234927234927</text:p>
              </table:table-cell>
              <table:table-cell office:value-type="float" office:value="92.7385892116183">
                <text:p>92.7385892116183</text:p>
              </table:table-cell>
              <table:table-cell office:value-type="float" office:value="92.7536231884058">
                <text:p>92.7536231884058</text:p>
              </table:table-cell>
              <table:table-cell office:value-type="float" office:value="92.7685950413223">
                <text:p>92.7685950413223</text:p>
              </table:table-cell>
              <table:table-cell office:value-type="float" office:value="92.7835051546392">
                <text:p>92.7835051546392</text:p>
              </table:table-cell>
              <table:table-cell office:value-type="float" office:value="92.798353909465">
                <text:p>92.798353909465</text:p>
              </table:table-cell>
              <table:table-cell office:value-type="float" office:value="92.8131416837782">
                <text:p>92.8131416837782</text:p>
              </table:table-cell>
              <table:table-cell office:value-type="float" office:value="92.827868852459">
                <text:p>92.827868852459</text:p>
              </table:table-cell>
              <table:table-cell office:value-type="float" office:value="92.8425357873211">
                <text:p>92.8425357873211</text:p>
              </table:table-cell>
              <table:table-cell office:value-type="float" office:value="92.8571428571429">
                <text:p>92.8571428571429</text:p>
              </table:table-cell>
              <table:table-cell office:value-type="float" office:value="92.8716904276986">
                <text:p>92.8716904276986</text:p>
              </table:table-cell>
              <table:table-cell office:value-type="float" office:value="92.8861788617886">
                <text:p>92.8861788617886</text:p>
              </table:table-cell>
              <table:table-cell office:value-type="float" office:value="92.9006085192698">
                <text:p>92.9006085192698</text:p>
              </table:table-cell>
              <table:table-cell office:value-type="float" office:value="92.914979757085">
                <text:p>92.914979757085</text:p>
              </table:table-cell>
              <table:table-cell office:value-type="float" office:value="92.9292929292929">
                <text:p>92.9292929292929</text:p>
              </table:table-cell>
              <table:table-cell office:value-type="float" office:value="92.9435483870968">
                <text:p>92.9435483870968</text:p>
              </table:table-cell>
              <table:table-cell office:value-type="float" office:value="92.9577464788732">
                <text:p>92.9577464788732</text:p>
              </table:table-cell>
              <table:table-cell office:value-type="float" office:value="92.9718875502008">
                <text:p>92.9718875502008</text:p>
              </table:table-cell>
              <table:table-cell office:value-type="float" office:value="92.9859719438878">
                <text:p>92.9859719438878</text:p>
              </table:table-cell>
              <table:table-cell office:value-type="float" office:value="93">
                <text:p>93</text:p>
              </table:table-cell>
              <table:table-cell office:value-type="float" office:value="93.0139720558882">
                <text:p>93.0139720558882</text:p>
              </table:table-cell>
              <table:table-cell office:value-type="float" office:value="93.0278884462151">
                <text:p>93.0278884462151</text:p>
              </table:table-cell>
              <table:table-cell office:value-type="float" office:value="93.0417495029821">
                <text:p>93.0417495029821</text:p>
              </table:table-cell>
              <table:table-cell office:value-type="float" office:value="93.0555555555556">
                <text:p>93.0555555555556</text:p>
              </table:table-cell>
              <table:table-cell office:value-type="float" office:value="93.0693069306931">
                <text:p>93.0693069306931</text:p>
              </table:table-cell>
              <table:table-cell office:value-type="float" office:value="93.0830039525692">
                <text:p>93.0830039525692</text:p>
              </table:table-cell>
              <table:table-cell office:value-type="float" office:value="93.0966469428008">
                <text:p>93.0966469428008</text:p>
              </table:table-cell>
              <table:table-cell office:value-type="float" office:value="93.1102362204724">
                <text:p>93.1102362204724</text:p>
              </table:table-cell>
              <table:table-cell office:value-type="float" office:value="93.1237721021611">
                <text:p>93.1237721021611</text:p>
              </table:table-cell>
              <table:table-cell office:value-type="float" office:value="93.1372549019608">
                <text:p>93.1372549019608</text:p>
              </table:table-cell>
              <table:table-cell office:value-type="float" office:value="93.1506849315069">
                <text:p>93.1506849315069</text:p>
              </table:table-cell>
              <table:table-cell office:value-type="float" office:value="93.1640625">
                <text:p>93.1640625</text:p>
              </table:table-cell>
              <table:table-cell office:value-type="float" office:value="93.17738791423">
                <text:p>93.17738791423</text:p>
              </table:table-cell>
              <table:table-cell office:value-type="float" office:value="93.1906614785992">
                <text:p>93.1906614785992</text:p>
              </table:table-cell>
              <table:table-cell office:value-type="float" office:value="93.2038834951456">
                <text:p>93.2038834951456</text:p>
              </table:table-cell>
              <table:table-cell office:value-type="float" office:value="93.2170542635659">
                <text:p>93.2170542635659</text:p>
              </table:table-cell>
              <table:table-cell office:value-type="float" office:value="93.2301740812379">
                <text:p>93.2301740812379</text:p>
              </table:table-cell>
              <table:table-cell office:value-type="float" office:value="93.2432432432432">
                <text:p>93.2432432432432</text:p>
              </table:table-cell>
              <table:table-cell office:value-type="float" office:value="93.2562620423892">
                <text:p>93.2562620423892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93.2821497120921">
                <text:p>93.2821497120921</text:p>
              </table:table-cell>
              <table:table-cell office:value-type="float" office:value="93.2950191570881">
                <text:p>93.2950191570881</text:p>
              </table:table-cell>
              <table:table-cell office:value-type="float" office:value="93.3078393881453">
                <text:p>93.3078393881453</text:p>
              </table:table-cell>
              <table:table-cell office:value-type="float" office:value="93.3206106870229">
                <text:p>93.3206106870229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93.3460076045627">
                <text:p>93.3460076045627</text:p>
              </table:table-cell>
              <table:table-cell office:value-type="float" office:value="93.3586337760911">
                <text:p>93.3586337760911</text:p>
              </table:table-cell>
              <table:table-cell office:value-type="float" office:value="93.3712121212121">
                <text:p>93.3712121212121</text:p>
              </table:table-cell>
              <table:table-cell office:value-type="float" office:value="93.3837429111531">
                <text:p>93.3837429111531</text:p>
              </table:table-cell>
              <table:table-cell office:value-type="float" office:value="93.3962264150943">
                <text:p>93.3962264150943</text:p>
              </table:table-cell>
              <table:table-cell office:value-type="float" office:value="93.4086629001883">
                <text:p>93.4086629001883</text:p>
              </table:table-cell>
              <table:table-cell office:value-type="float" office:value="93.4210526315789">
                <text:p>93.4210526315789</text:p>
              </table:table-cell>
              <table:table-cell office:value-type="float" office:value="93.4333958724203">
                <text:p>93.4333958724203</text:p>
              </table:table-cell>
              <table:table-cell office:value-type="float" office:value="93.4456928838951">
                <text:p>93.4456928838951</text:p>
              </table:table-cell>
              <table:table-cell office:value-type="float" office:value="93.4579439252336">
                <text:p>93.4579439252336</text:p>
              </table:table-cell>
              <table:table-cell office:value-type="float" office:value="93.4701492537313">
                <text:p>93.4701492537313</text:p>
              </table:table-cell>
              <table:table-cell office:value-type="float" office:value="93.4823091247672">
                <text:p>93.4823091247672</text:p>
              </table:table-cell>
              <table:table-cell office:value-type="float" office:value="93.4944237918216">
                <text:p>93.4944237918216</text:p>
              </table:table-cell>
              <table:table-cell office:value-type="float" office:value="93.5064935064935">
                <text:p>93.5064935064935</text:p>
              </table:table-cell>
              <table:table-cell office:value-type="float" office:value="93.5185185185185">
                <text:p>93.5185185185185</text:p>
              </table:table-cell>
              <table:table-cell office:value-type="float" office:value="93.5304990757856">
                <text:p>93.5304990757856</text:p>
              </table:table-cell>
              <table:table-cell office:value-type="float" office:value="93.5424354243542">
                <text:p>93.5424354243542</text:p>
              </table:table-cell>
              <table:table-cell office:value-type="float" office:value="93.5543278084715">
                <text:p>93.5543278084715</text:p>
              </table:table-cell>
              <table:table-cell office:value-type="float" office:value="93.5661764705882">
                <text:p>93.5661764705882</text:p>
              </table:table-cell>
              <table:table-cell office:value-type="float" office:value="93.5779816513761">
                <text:p>93.5779816513761</text:p>
              </table:table-cell>
              <table:table-cell office:value-type="float" office:value="93.5897435897436">
                <text:p>93.5897435897436</text:p>
              </table:table-cell>
              <table:table-cell office:value-type="float" office:value="93.6014625228519">
                <text:p>93.6014625228519</text:p>
              </table:table-cell>
              <table:table-cell office:value-type="float" office:value="93.6131386861314">
                <text:p>93.6131386861314</text:p>
              </table:table-cell>
              <table:table-cell office:value-type="float" office:value="93.6247723132969">
                <text:p>93.6247723132969</text:p>
              </table:table-cell>
              <table:table-cell office:value-type="float" office:value="93.6363636363636">
                <text:p>93.6363636363636</text:p>
              </table:table-cell>
              <table:table-cell office:value-type="float" office:value="93.6479128856624">
                <text:p>93.6479128856624</text:p>
              </table:table-cell>
              <table:table-cell office:value-type="float" office:value="93.6594202898551">
                <text:p>93.6594202898551</text:p>
              </table:table-cell>
              <table:table-cell office:value-type="float" office:value="93.6708860759494">
                <text:p>93.6708860759494</text:p>
              </table:table-cell>
              <table:table-cell office:value-type="float" office:value="93.6823104693141">
                <text:p>93.6823104693141</text:p>
              </table:table-cell>
              <table:table-cell office:value-type="float" office:value="93.6936936936937">
                <text:p>93.6936936936937</text:p>
              </table:table-cell>
              <table:table-cell office:value-type="float" office:value="93.705035971223">
                <text:p>93.705035971223</text:p>
              </table:table-cell>
              <table:table-cell office:value-type="float" office:value="93.7163375224417">
                <text:p>93.7163375224417</text:p>
              </table:table-cell>
              <table:table-cell office:value-type="float" office:value="93.7275985663083">
                <text:p>93.7275985663083</text:p>
              </table:table-cell>
              <table:table-cell office:value-type="float" office:value="93.7388193202147">
                <text:p>93.7388193202147</text:p>
              </table:table-cell>
              <table:table-cell office:value-type="float" office:value="93.75">
                <text:p>93.75</text:p>
              </table:table-cell>
              <table:table-cell office:value-type="float" office:value="93.7611408199644">
                <text:p>93.7611408199644</text:p>
              </table:table-cell>
              <table:table-cell office:value-type="float" office:value="93.7722419928826">
                <text:p>93.7722419928826</text:p>
              </table:table-cell>
              <table:table-cell office:value-type="float" office:value="93.7833037300178">
                <text:p>93.7833037300178</text:p>
              </table:table-cell>
              <table:table-cell office:value-type="float" office:value="93.7943262411348">
                <text:p>93.7943262411348</text:p>
              </table:table-cell>
              <table:table-cell office:value-type="float" office:value="93.8053097345133">
                <text:p>93.8053097345133</text:p>
              </table:table-cell>
              <table:table-cell office:value-type="float" office:value="93.8162544169611">
                <text:p>93.8162544169611</text:p>
              </table:table-cell>
              <table:table-cell office:value-type="float" office:value="93.8271604938272">
                <text:p>93.8271604938272</text:p>
              </table:table-cell>
              <table:table-cell office:value-type="float" office:value="93.8380281690141">
                <text:p>93.8380281690141</text:p>
              </table:table-cell>
              <table:table-cell office:value-type="float" office:value="93.8488576449912">
                <text:p>93.8488576449912</text:p>
              </table:table-cell>
              <table:table-cell office:value-type="float" office:value="93.859649122807">
                <text:p>93.859649122807</text:p>
              </table:table-cell>
              <table:table-cell office:value-type="float" office:value="93.8704028021016">
                <text:p>93.8704028021016</text:p>
              </table:table-cell>
              <table:table-cell office:value-type="float" office:value="93.8811188811189">
                <text:p>93.8811188811189</text:p>
              </table:table-cell>
              <table:table-cell office:value-type="float" office:value="93.891797556719">
                <text:p>93.891797556719</text:p>
              </table:table-cell>
              <table:table-cell office:value-type="float" office:value="93.9024390243903">
                <text:p>93.9024390243903</text:p>
              </table:table-cell>
              <table:table-cell office:value-type="float" office:value="93.9130434782609">
                <text:p>93.9130434782609</text:p>
              </table:table-cell>
              <table:table-cell office:value-type="float" office:value="93.9236111111111">
                <text:p>93.9236111111111</text:p>
              </table:table-cell>
              <table:table-cell office:value-type="float" office:value="93.9341421143848">
                <text:p>93.9341421143848</text:p>
              </table:table-cell>
              <table:table-cell office:value-type="float" office:value="93.9446366782007">
                <text:p>93.9446366782007</text:p>
              </table:table-cell>
              <table:table-cell office:value-type="float" office:value="93.9550949913644">
                <text:p>93.9550949913644</text:p>
              </table:table-cell>
              <table:table-cell office:value-type="float" office:value="93.9655172413793">
                <text:p>93.9655172413793</text:p>
              </table:table-cell>
              <table:table-cell office:value-type="float" office:value="93.9759036144578">
                <text:p>93.9759036144578</text:p>
              </table:table-cell>
              <table:table-cell office:value-type="float" office:value="93.9862542955327">
                <text:p>93.9862542955327</text:p>
              </table:table-cell>
              <table:table-cell office:value-type="float" office:value="93.9965694682676">
                <text:p>93.9965694682676</text:p>
              </table:table-cell>
              <table:table-cell office:value-type="float" office:value="94.0068493150685">
                <text:p>94.0068493150685</text:p>
              </table:table-cell>
              <table:table-cell office:value-type="float" office:value="94.017094017094">
                <text:p>94.017094017094</text:p>
              </table:table-cell>
              <table:table-cell office:value-type="float" office:value="94.0273037542662">
                <text:p>94.0273037542662</text:p>
              </table:table-cell>
              <table:table-cell office:value-type="float" office:value="94.0374787052811">
                <text:p>94.0374787052811</text:p>
              </table:table-cell>
              <table:table-cell office:value-type="float" office:value="94.0476190476191">
                <text:p>94.0476190476191</text:p>
              </table:table-cell>
              <table:table-cell office:value-type="float" office:value="94.0577249575552">
                <text:p>94.0577249575552</text:p>
              </table:table-cell>
              <table:table-cell office:value-type="float" office:value="94.0677966101695">
                <text:p>94.0677966101695</text:p>
              </table:table-cell>
              <table:table-cell office:value-type="float" office:value="94.077834179357">
                <text:p>94.077834179357</text:p>
              </table:table-cell>
              <table:table-cell office:value-type="float" office:value="94.0878378378378">
                <text:p>94.0878378378378</text:p>
              </table:table-cell>
              <table:table-cell office:value-type="float" office:value="94.0978077571669">
                <text:p>94.0978077571669</text:p>
              </table:table-cell>
              <table:table-cell office:value-type="float" office:value="94.1077441077441">
                <text:p>94.1077441077441</text:p>
              </table:table-cell>
              <table:table-cell office:value-type="float" office:value="94.1176470588235">
                <text:p>94.1176470588235</text:p>
              </table:table-cell>
              <table:table-cell office:value-type="float" office:value="94.1275167785235">
                <text:p>94.1275167785235</text:p>
              </table:table-cell>
              <table:table-cell office:value-type="float" office:value="94.1373534338358">
                <text:p>94.1373534338358</text:p>
              </table:table-cell>
              <table:table-cell office:value-type="float" office:value="94.1471571906355">
                <text:p>94.1471571906355</text:p>
              </table:table-cell>
              <table:table-cell office:value-type="float" office:value="94.1569282136895">
                <text:p>94.1569282136895</text:p>
              </table:table-cell>
              <table:table-cell office:value-type="float" office:value="94.1666666666667">
                <text:p>94.1666666666667</text:p>
              </table:table-cell>
              <table:table-cell office:value-type="float" office:value="94.1763727121464">
                <text:p>94.1763727121464</text:p>
              </table:table-cell>
              <table:table-cell office:value-type="float" office:value="94.1860465116279">
                <text:p>94.1860465116279</text:p>
              </table:table-cell>
              <table:table-cell office:value-type="float" office:value="94.195688225539">
                <text:p>94.195688225539</text:p>
              </table:table-cell>
              <table:table-cell office:value-type="float" office:value="94.205298013245">
                <text:p>94.205298013245</text:p>
              </table:table-cell>
              <table:table-cell office:value-type="float" office:value="94.2148760330579">
                <text:p>94.2148760330579</text:p>
              </table:table-cell>
              <table:table-cell office:value-type="float" office:value="94.2244224422442">
                <text:p>94.2244224422442</text:p>
              </table:table-cell>
              <table:table-cell office:value-type="float" office:value="94.2339373970346">
                <text:p>94.2339373970346</text:p>
              </table:table-cell>
              <table:table-cell office:value-type="float" office:value="94.2434210526316">
                <text:p>94.2434210526316</text:p>
              </table:table-cell>
              <table:table-cell office:value-type="float" office:value="94.2528735632184">
                <text:p>94.2528735632184</text:p>
              </table:table-cell>
              <table:table-cell office:value-type="float" office:value="94.2622950819672">
                <text:p>94.2622950819672</text:p>
              </table:table-cell>
              <table:table-cell office:value-type="float" office:value="94.2716857610475">
                <text:p>94.2716857610475</text:p>
              </table:table-cell>
              <table:table-cell office:value-type="float" office:value="94.281045751634">
                <text:p>94.281045751634</text:p>
              </table:table-cell>
              <table:table-cell office:value-type="float" office:value="94.2903752039152">
                <text:p>94.2903752039152</text:p>
              </table:table-cell>
              <table:table-cell office:value-type="float" office:value="94.299674267101">
                <text:p>94.299674267101</text:p>
              </table:table-cell>
              <table:table-cell office:value-type="float" office:value="94.3089430894309">
                <text:p>94.3089430894309</text:p>
              </table:table-cell>
              <table:table-cell office:value-type="float" office:value="94.3181818181818">
                <text:p>94.3181818181818</text:p>
              </table:table-cell>
              <table:table-cell office:value-type="float" office:value="94.3273905996758">
                <text:p>94.3273905996758</text:p>
              </table:table-cell>
              <table:table-cell office:value-type="float" office:value="94.336569579288">
                <text:p>94.336569579288</text:p>
              </table:table-cell>
              <table:table-cell office:value-type="float" office:value="94.345718901454">
                <text:p>94.345718901454</text:p>
              </table:table-cell>
              <table:table-cell office:value-type="float" office:value="94.3548387096774">
                <text:p>94.3548387096774</text:p>
              </table:table-cell>
              <table:table-cell office:value-type="float" office:value="94.3639291465378">
                <text:p>94.3639291465378</text:p>
              </table:table-cell>
              <table:table-cell office:value-type="float" office:value="94.3729903536977">
                <text:p>94.3729903536977</text:p>
              </table:table-cell>
              <table:table-cell office:value-type="float" office:value="94.3820224719101">
                <text:p>94.3820224719101</text:p>
              </table:table-cell>
              <table:table-cell office:value-type="float" office:value="94.3910256410256">
                <text:p>94.3910256410256</text:p>
              </table:table-cell>
              <table:table-cell office:value-type="float" office:value="94.4">
                <text:p>94.4</text:p>
              </table:table-cell>
              <table:table-cell office:value-type="float" office:value="94.408945686901">
                <text:p>94.408945686901</text:p>
              </table:table-cell>
              <table:table-cell office:value-type="float" office:value="94.4178628389155">
                <text:p>94.4178628389155</text:p>
              </table:table-cell>
              <table:table-cell office:value-type="float" office:value="94.4267515923567">
                <text:p>94.4267515923567</text:p>
              </table:table-cell>
              <table:table-cell office:value-type="float" office:value="94.4356120826709">
                <text:p>94.4356120826709</text:p>
              </table:table-cell>
              <table:table-cell office:value-type="float" office:value="94.4444444444444">
                <text:p>94.4444444444444</text:p>
              </table:table-cell>
              <table:table-cell office:value-type="float" office:value="94.4532488114105">
                <text:p>94.4532488114105</text:p>
              </table:table-cell>
              <table:table-cell office:value-type="float" office:value="94.4620253164557">
                <text:p>94.4620253164557</text:p>
              </table:table-cell>
              <table:table-cell office:value-type="float" office:value="94.4707740916272">
                <text:p>94.4707740916272</text:p>
              </table:table-cell>
              <table:table-cell office:value-type="float" office:value="94.4794952681388">
                <text:p>94.4794952681388</text:p>
              </table:table-cell>
              <table:table-cell office:value-type="float" office:value="94.488188976378">
                <text:p>94.488188976378</text:p>
              </table:table-cell>
              <table:table-cell office:value-type="float" office:value="94.496855345912">
                <text:p>94.496855345912</text:p>
              </table:table-cell>
              <table:table-cell office:value-type="float" office:value="94.5054945054945">
                <text:p>94.5054945054945</text:p>
              </table:table-cell>
              <table:table-cell office:value-type="float" office:value="94.5141065830721">
                <text:p>94.5141065830721</text:p>
              </table:table-cell>
              <table:table-cell office:value-type="float" office:value="94.5226917057903">
                <text:p>94.5226917057903</text:p>
              </table:table-cell>
              <table:table-cell office:value-type="float" office:value="94.53125">
                <text:p>94.53125</text:p>
              </table:table-cell>
              <table:table-cell office:value-type="float" office:value="94.5397815912637">
                <text:p>94.5397815912637</text:p>
              </table:table-cell>
              <table:table-cell office:value-type="float" office:value="94.5482866043614">
                <text:p>94.5482866043614</text:p>
              </table:table-cell>
              <table:table-cell office:value-type="float" office:value="94.5567651632971">
                <text:p>94.5567651632971</text:p>
              </table:table-cell>
              <table:table-cell office:value-type="float" office:value="94.5652173913043">
                <text:p>94.5652173913043</text:p>
              </table:table-cell>
              <table:table-cell office:value-type="float" office:value="94.5736434108527">
                <text:p>94.5736434108527</text:p>
              </table:table-cell>
              <table:table-cell office:value-type="float" office:value="94.5820433436533">
                <text:p>94.5820433436533</text:p>
              </table:table-cell>
              <table:table-cell office:value-type="float" office:value="94.5904173106646">
                <text:p>94.5904173106646</text:p>
              </table:table-cell>
              <table:table-cell office:value-type="float" office:value="94.5987654320988">
                <text:p>94.5987654320988</text:p>
              </table:table-cell>
              <table:table-cell office:value-type="float" office:value="94.6070878274268">
                <text:p>94.6070878274268</text:p>
              </table:table-cell>
              <table:table-cell office:value-type="float" office:value="94.6153846153846">
                <text:p>94.6153846153846</text:p>
              </table:table-cell>
              <table:table-cell office:value-type="float" office:value="94.6236559139785">
                <text:p>94.6236559139785</text:p>
              </table:table-cell>
              <table:table-cell office:value-type="float" office:value="94.6319018404908">
                <text:p>94.6319018404908</text:p>
              </table:table-cell>
              <table:table-cell office:value-type="float" office:value="94.6401225114855">
                <text:p>94.6401225114855</text:p>
              </table:table-cell>
              <table:table-cell office:value-type="float" office:value="94.6483180428135">
                <text:p>94.6483180428135</text:p>
              </table:table-cell>
              <table:table-cell office:value-type="float" office:value="94.6564885496183">
                <text:p>94.6564885496183</text:p>
              </table:table-cell>
              <table:table-cell office:value-type="float" office:value="94.6646341463415">
                <text:p>94.6646341463415</text:p>
              </table:table-cell>
              <table:table-cell office:value-type="float" office:value="94.6727549467276">
                <text:p>94.6727549467276</text:p>
              </table:table-cell>
              <table:table-cell office:value-type="float" office:value="94.6808510638298">
                <text:p>94.6808510638298</text:p>
              </table:table-cell>
              <table:table-cell office:value-type="float" office:value="94.6889226100152">
                <text:p>94.6889226100152</text:p>
              </table:table-cell>
              <table:table-cell office:value-type="float" office:value="94.6969696969697">
                <text:p>94.6969696969697</text:p>
              </table:table-cell>
              <table:table-cell office:value-type="float" office:value="94.7049924357035">
                <text:p>94.7049924357035</text:p>
              </table:table-cell>
              <table:table-cell office:value-type="float" office:value="94.7129909365559">
                <text:p>94.7129909365559</text:p>
              </table:table-cell>
              <table:table-cell office:value-type="float" office:value="94.7209653092006">
                <text:p>94.7209653092006</text:p>
              </table:table-cell>
              <table:table-cell office:value-type="float" office:value="94.7289156626506">
                <text:p>94.7289156626506</text:p>
              </table:table-cell>
              <table:table-cell office:value-type="float" office:value="94.7368421052632">
                <text:p>94.7368421052632</text:p>
              </table:table-cell>
              <table:table-cell office:value-type="float" office:value="94.7447447447447">
                <text:p>94.7447447447447</text:p>
              </table:table-cell>
              <table:table-cell office:value-type="float" office:value="94.7526236881559">
                <text:p>94.7526236881559</text:p>
              </table:table-cell>
              <table:table-cell office:value-type="float" office:value="94.7604790419162">
                <text:p>94.7604790419162</text:p>
              </table:table-cell>
              <table:table-cell office:value-type="float" office:value="94.7683109118087">
                <text:p>94.7683109118087</text:p>
              </table:table-cell>
              <table:table-cell office:value-type="float" office:value="94.7761194029851">
                <text:p>94.7761194029851</text:p>
              </table:table-cell>
              <table:table-cell office:value-type="float" office:value="94.7839046199702">
                <text:p>94.7839046199702</text:p>
              </table:table-cell>
              <table:table-cell office:value-type="float" office:value="94.7916666666667">
                <text:p>94.7916666666667</text:p>
              </table:table-cell>
              <table:table-cell office:value-type="float" office:value="94.7994056463596">
                <text:p>94.7994056463596</text:p>
              </table:table-cell>
              <table:table-cell office:value-type="float" office:value="94.8071216617211">
                <text:p>94.8071216617211</text:p>
              </table:table-cell>
              <table:table-cell office:value-type="float" office:value="94.8148148148148">
                <text:p>94.8148148148148</text:p>
              </table:table-cell>
              <table:table-cell office:value-type="float" office:value="94.8224852071006">
                <text:p>94.8224852071006</text:p>
              </table:table-cell>
              <table:table-cell office:value-type="float" office:value="94.8301329394387">
                <text:p>94.8301329394387</text:p>
              </table:table-cell>
              <table:table-cell office:value-type="float" office:value="94.8377581120944">
                <text:p>94.8377581120944</text:p>
              </table:table-cell>
              <table:table-cell office:value-type="float" office:value="94.8453608247423">
                <text:p>94.8453608247423</text:p>
              </table:table-cell>
              <table:table-cell office:value-type="float" office:value="94.8529411764706">
                <text:p>94.8529411764706</text:p>
              </table:table-cell>
              <table:table-cell office:value-type="float" office:value="94.8604992657856">
                <text:p>94.8604992657856</text:p>
              </table:table-cell>
              <table:table-cell office:value-type="float" office:value="94.8680351906159">
                <text:p>94.8680351906159</text:p>
              </table:table-cell>
              <table:table-cell office:value-type="float" office:value="94.8755490483163">
                <text:p>94.8755490483163</text:p>
              </table:table-cell>
              <table:table-cell office:value-type="float" office:value="94.8830409356725">
                <text:p>94.8830409356725</text:p>
              </table:table-cell>
              <table:table-cell office:value-type="float" office:value="94.8905109489051">
                <text:p>94.8905109489051</text:p>
              </table:table-cell>
              <table:table-cell office:value-type="float" office:value="94.8979591836735">
                <text:p>94.8979591836735</text:p>
              </table:table-cell>
              <table:table-cell office:value-type="float" office:value="94.9053857350801">
                <text:p>94.9053857350801</text:p>
              </table:table-cell>
              <table:table-cell office:value-type="float" office:value="94.9127906976744">
                <text:p>94.9127906976744</text:p>
              </table:table-cell>
              <table:table-cell office:value-type="float" office:value="94.9201741654572">
                <text:p>94.9201741654572</text:p>
              </table:table-cell>
              <table:table-cell office:value-type="float" office:value="94.9275362318841">
                <text:p>94.9275362318841</text:p>
              </table:table-cell>
              <table:table-cell office:value-type="float" office:value="94.9348769898698">
                <text:p>94.9348769898698</text:p>
              </table:table-cell>
              <table:table-cell office:value-type="float" office:value="94.9421965317919">
                <text:p>94.9421965317919</text:p>
              </table:table-cell>
              <table:table-cell office:value-type="float" office:value="94.949494949495">
                <text:p>94.949494949495</text:p>
              </table:table-cell>
              <table:table-cell office:value-type="float" office:value="94.9567723342939">
                <text:p>94.9567723342939</text:p>
              </table:table-cell>
              <table:table-cell office:value-type="float" office:value="94.9640287769784">
                <text:p>94.9640287769784</text:p>
              </table:table-cell>
              <table:table-cell office:value-type="float" office:value="94.9712643678161">
                <text:p>94.9712643678161</text:p>
              </table:table-cell>
              <table:table-cell office:value-type="float" office:value="94.9784791965567">
                <text:p>94.9784791965567</text:p>
              </table:table-cell>
              <table:table-cell office:value-type="float" office:value="94.9856733524355">
                <text:p>94.9856733524355</text:p>
              </table:table-cell>
              <table:table-cell office:value-type="float" office:value="94.9928469241774">
                <text:p>94.9928469241774</text:p>
              </table:table-cell>
              <table:table-cell office:value-type="float" office:value="95">
                <text:p>95</text:p>
              </table:table-cell>
              <table:table-cell office:value-type="float" office:value="95.0071326676177">
                <text:p>95.0071326676177</text:p>
              </table:table-cell>
              <table:table-cell office:value-type="float" office:value="95.014245014245">
                <text:p>95.014245014245</text:p>
              </table:table-cell>
              <table:table-cell office:value-type="float" office:value="95.0213371266003">
                <text:p>95.0213371266003</text:p>
              </table:table-cell>
              <table:table-cell office:value-type="float" office:value="95.0284090909091">
                <text:p>95.0284090909091</text:p>
              </table:table-cell>
              <table:table-cell office:value-type="float" office:value="95.0354609929078">
                <text:p>95.0354609929078</text:p>
              </table:table-cell>
              <table:table-cell office:value-type="float" office:value="95.042492917847">
                <text:p>95.042492917847</text:p>
              </table:table-cell>
              <table:table-cell office:value-type="float" office:value="95.049504950495">
                <text:p>95.049504950495</text:p>
              </table:table-cell>
              <table:table-cell office:value-type="float" office:value="95.0564971751412">
                <text:p>95.0564971751412</text:p>
              </table:table-cell>
              <table:table-cell office:value-type="float" office:value="95.0634696755994">
                <text:p>95.0634696755994</text:p>
              </table:table-cell>
              <table:table-cell office:value-type="float" office:value="95.0704225352113">
                <text:p>95.0704225352113</text:p>
              </table:table-cell>
              <table:table-cell office:value-type="float" office:value="95.0773558368495">
                <text:p>95.0773558368495</text:p>
              </table:table-cell>
              <table:table-cell office:value-type="float" office:value="95.0842696629213">
                <text:p>95.0842696629213</text:p>
              </table:table-cell>
              <table:table-cell office:value-type="float" office:value="95.0911640953717">
                <text:p>95.0911640953717</text:p>
              </table:table-cell>
              <table:table-cell office:value-type="float" office:value="95.0980392156863">
                <text:p>95.0980392156863</text:p>
              </table:table-cell>
              <table:table-cell office:value-type="float" office:value="95.1048951048951">
                <text:p>95.1048951048951</text:p>
              </table:table-cell>
              <table:table-cell office:value-type="float" office:value="95.1117318435754">
                <text:p>95.1117318435754</text:p>
              </table:table-cell>
              <table:table-cell office:value-type="float" office:value="95.1185495118549">
                <text:p>95.1185495118549</text:p>
              </table:table-cell>
              <table:table-cell office:value-type="float" office:value="95.125348189415">
                <text:p>95.125348189415</text:p>
              </table:table-cell>
              <table:table-cell office:value-type="float" office:value="95.1321279554938">
                <text:p>95.1321279554938</text:p>
              </table:table-cell>
              <table:table-cell office:value-type="float" office:value="95.1388888888889">
                <text:p>95.1388888888889</text:p>
              </table:table-cell>
              <table:table-cell office:value-type="float" office:value="95.1456310679612">
                <text:p>95.1456310679612</text:p>
              </table:table-cell>
              <table:table-cell office:value-type="float" office:value="95.1523545706371">
                <text:p>95.1523545706371</text:p>
              </table:table-cell>
              <table:table-cell office:value-type="float" office:value="95.1590594744122">
                <text:p>95.1590594744122</text:p>
              </table:table-cell>
              <table:table-cell office:value-type="float" office:value="95.1657458563536">
                <text:p>95.1657458563536</text:p>
              </table:table-cell>
              <table:table-cell office:value-type="float" office:value="95.1724137931035">
                <text:p>95.1724137931035</text:p>
              </table:table-cell>
              <table:table-cell office:value-type="float" office:value="95.1790633608815">
                <text:p>95.1790633608815</text:p>
              </table:table-cell>
              <table:table-cell office:value-type="float" office:value="95.1856946354883">
                <text:p>95.1856946354883</text:p>
              </table:table-cell>
              <table:table-cell office:value-type="float" office:value="95.1923076923077">
                <text:p>95.1923076923077</text:p>
              </table:table-cell>
              <table:table-cell office:value-type="float" office:value="95.19890260631">
                <text:p>95.19890260631</text:p>
              </table:table-cell>
              <table:table-cell office:value-type="float" office:value="95.2054794520548">
                <text:p>95.2054794520548</text:p>
              </table:table-cell>
              <table:table-cell office:value-type="float" office:value="95.2120383036936">
                <text:p>95.2120383036936</text:p>
              </table:table-cell>
              <table:table-cell office:value-type="float" office:value="95.2185792349727">
                <text:p>95.2185792349727</text:p>
              </table:table-cell>
              <table:table-cell office:value-type="float" office:value="95.225102319236">
                <text:p>95.225102319236</text:p>
              </table:table-cell>
              <table:table-cell office:value-type="float" office:value="95.2316076294278">
                <text:p>95.2316076294278</text:p>
              </table:table-cell>
              <table:table-cell office:value-type="float" office:value="95.2380952380952">
                <text:p>95.2380952380952</text:p>
              </table:table-cell>
              <table:table-cell office:value-type="float" office:value="95.2445652173913">
                <text:p>95.2445652173913</text:p>
              </table:table-cell>
              <table:table-cell office:value-type="float" office:value="95.2510176390773">
                <text:p>95.2510176390773</text:p>
              </table:table-cell>
              <table:table-cell office:value-type="float" office:value="95.2574525745257">
                <text:p>95.2574525745257</text:p>
              </table:table-cell>
              <table:table-cell office:value-type="float" office:value="95.2638700947226">
                <text:p>95.2638700947226</text:p>
              </table:table-cell>
              <table:table-cell office:value-type="float" office:value="95.2702702702703">
                <text:p>95.2702702702703</text:p>
              </table:table-cell>
              <table:table-cell office:value-type="float" office:value="95.27665317139">
                <text:p>95.27665317139</text:p>
              </table:table-cell>
              <table:table-cell office:value-type="float" office:value="95.2830188679245">
                <text:p>95.2830188679245</text:p>
              </table:table-cell>
              <table:table-cell office:value-type="float" office:value="95.2893674293405">
                <text:p>95.2893674293405</text:p>
              </table:table-cell>
              <table:table-cell office:value-type="float" office:value="95.2956989247312">
                <text:p>95.2956989247312</text:p>
              </table:table-cell>
              <table:table-cell office:value-type="float" office:value="95.3020134228188">
                <text:p>95.3020134228188</text:p>
              </table:table-cell>
              <table:table-cell office:value-type="float" office:value="95.3083109919571">
                <text:p>95.3083109919571</text:p>
              </table:table-cell>
              <table:table-cell office:value-type="float" office:value="95.3145917001339">
                <text:p>95.3145917001339</text:p>
              </table:table-cell>
              <table:table-cell office:value-type="float" office:value="95.3208556149733">
                <text:p>95.3208556149733</text:p>
              </table:table-cell>
              <table:table-cell office:value-type="float" office:value="95.3271028037383">
                <text:p>95.3271028037383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95.3395472703063">
                <text:p>95.3395472703063</text:p>
              </table:table-cell>
              <table:table-cell office:value-type="float" office:value="95.3457446808511">
                <text:p>95.3457446808511</text:p>
              </table:table-cell>
              <table:table-cell office:value-type="float" office:value="95.3519256308101">
                <text:p>95.3519256308101</text:p>
              </table:table-cell>
              <table:table-cell office:value-type="float" office:value="95.3580901856764">
                <text:p>95.3580901856764</text:p>
              </table:table-cell>
              <table:table-cell office:value-type="float" office:value="95.364238410596">
                <text:p>95.364238410596</text:p>
              </table:table-cell>
              <table:table-cell office:value-type="float" office:value="95.3703703703704">
                <text:p>95.3703703703704</text:p>
              </table:table-cell>
              <table:table-cell office:value-type="float" office:value="95.3764861294584">
                <text:p>95.3764861294584</text:p>
              </table:table-cell>
              <table:table-cell office:value-type="float" office:value="95.3825857519789">
                <text:p>95.3825857519789</text:p>
              </table:table-cell>
              <table:table-cell office:value-type="float" office:value="95.3886693017128">
                <text:p>95.3886693017128</text:p>
              </table:table-cell>
              <table:table-cell office:value-type="float" office:value="95.3947368421053">
                <text:p>95.3947368421053</text:p>
              </table:table-cell>
              <table:table-cell office:value-type="float" office:value="95.4007884362681">
                <text:p>95.4007884362681</text:p>
              </table:table-cell>
              <table:table-cell office:value-type="float" office:value="95.4068241469816">
                <text:p>95.4068241469816</text:p>
              </table:table-cell>
              <table:table-cell office:value-type="float" office:value="95.4128440366972">
                <text:p>95.4128440366972</text:p>
              </table:table-cell>
              <table:table-cell office:value-type="float" office:value="95.4188481675393">
                <text:p>95.4188481675393</text:p>
              </table:table-cell>
              <table:table-cell office:value-type="float" office:value="95.4248366013072">
                <text:p>95.4248366013072</text:p>
              </table:table-cell>
              <table:table-cell office:value-type="float" office:value="95.4308093994778">
                <text:p>95.4308093994778</text:p>
              </table:table-cell>
              <table:table-cell office:value-type="float" office:value="95.4367666232073">
                <text:p>95.4367666232073</text:p>
              </table:table-cell>
              <table:table-cell office:value-type="float" office:value="95.4427083333333">
                <text:p>95.4427083333333</text:p>
              </table:table-cell>
              <table:table-cell office:value-type="float" office:value="95.4486345903771">
                <text:p>95.4486345903771</text:p>
              </table:table-cell>
              <table:table-cell office:value-type="float" office:value="95.4545454545455">
                <text:p>95.4545454545455</text:p>
              </table:table-cell>
              <table:table-cell office:value-type="float" office:value="95.4604409857328">
                <text:p>95.4604409857328</text:p>
              </table:table-cell>
              <table:table-cell office:value-type="float" office:value="95.4663212435233">
                <text:p>95.4663212435233</text:p>
              </table:table-cell>
              <table:table-cell office:value-type="float" office:value="95.4721862871928">
                <text:p>95.4721862871928</text:p>
              </table:table-cell>
              <table:table-cell office:value-type="float" office:value="95.4780361757106">
                <text:p>95.4780361757106</text:p>
              </table:table-cell>
              <table:table-cell office:value-type="float" office:value="95.4838709677419">
                <text:p>95.4838709677419</text:p>
              </table:table-cell>
              <table:table-cell office:value-type="float" office:value="95.4896907216495">
                <text:p>95.4896907216495</text:p>
              </table:table-cell>
              <table:table-cell office:value-type="float" office:value="95.4954954954955">
                <text:p>95.4954954954955</text:p>
              </table:table-cell>
              <table:table-cell office:value-type="float" office:value="95.5012853470437">
                <text:p>95.5012853470437</text:p>
              </table:table-cell>
              <table:table-cell office:value-type="float" office:value="95.5070603337612">
                <text:p>95.5070603337612</text:p>
              </table:table-cell>
              <table:table-cell office:value-type="float" office:value="95.5128205128205">
                <text:p>95.5128205128205</text:p>
              </table:table-cell>
              <table:table-cell office:value-type="float" office:value="95.5185659411012">
                <text:p>95.5185659411012</text:p>
              </table:table-cell>
              <table:table-cell office:value-type="float" office:value="95.5242966751918">
                <text:p>95.5242966751918</text:p>
              </table:table-cell>
              <table:table-cell office:value-type="float" office:value="95.5300127713921">
                <text:p>95.5300127713921</text:p>
              </table:table-cell>
              <table:table-cell office:value-type="float" office:value="95.5357142857143">
                <text:p>95.5357142857143</text:p>
              </table:table-cell>
              <table:table-cell office:value-type="float" office:value="95.5414012738854">
                <text:p>95.5414012738854</text:p>
              </table:table-cell>
              <table:table-cell office:value-type="float" office:value="95.5470737913486">
                <text:p>95.5470737913486</text:p>
              </table:table-cell>
              <table:table-cell office:value-type="float" office:value="95.5527318932656">
                <text:p>95.5527318932656</text:p>
              </table:table-cell>
              <table:table-cell office:value-type="float" office:value="95.5583756345178">
                <text:p>95.5583756345178</text:p>
              </table:table-cell>
              <table:table-cell office:value-type="float" office:value="95.5640050697085">
                <text:p>95.5640050697085</text:p>
              </table:table-cell>
              <table:table-cell office:value-type="float" office:value="95.5696202531646">
                <text:p>95.5696202531646</text:p>
              </table:table-cell>
              <table:table-cell office:value-type="float" office:value="95.5752212389381">
                <text:p>95.5752212389381</text:p>
              </table:table-cell>
              <table:table-cell office:value-type="float" office:value="95.5808080808081">
                <text:p>95.5808080808081</text:p>
              </table:table-cell>
              <table:table-cell office:value-type="float" office:value="95.5863808322825">
                <text:p>95.5863808322825</text:p>
              </table:table-cell>
              <table:table-cell office:value-type="float" office:value="95.5919395465995">
                <text:p>95.5919395465995</text:p>
              </table:table-cell>
              <table:table-cell office:value-type="float" office:value="95.5974842767296">
                <text:p>95.5974842767296</text:p>
              </table:table-cell>
              <table:table-cell office:value-type="float" office:value="95.6030150753769">
                <text:p>95.6030150753769</text:p>
              </table:table-cell>
              <table:table-cell office:value-type="float" office:value="95.6085319949812">
                <text:p>95.6085319949812</text:p>
              </table:table-cell>
              <table:table-cell office:value-type="float" office:value="95.6140350877193">
                <text:p>95.6140350877193</text:p>
              </table:table-cell>
              <table:table-cell office:value-type="float" office:value="95.6195244055069">
                <text:p>95.6195244055069</text:p>
              </table:table-cell>
              <table:table-cell office:value-type="float" office:value="95.625">
                <text:p>95.625</text:p>
              </table:table-cell>
              <table:table-cell office:value-type="float" office:value="95.6304619225968">
                <text:p>95.6304619225968</text:p>
              </table:table-cell>
              <table:table-cell office:value-type="float" office:value="95.6359102244389">
                <text:p>95.6359102244389</text:p>
              </table:table-cell>
              <table:table-cell office:value-type="float" office:value="95.6413449564134">
                <text:p>95.6413449564134</text:p>
              </table:table-cell>
              <table:table-cell office:value-type="float" office:value="95.6467661691542">
                <text:p>95.6467661691542</text:p>
              </table:table-cell>
              <table:table-cell office:value-type="float" office:value="95.6521739130435">
                <text:p>95.6521739130435</text:p>
              </table:table-cell>
              <table:table-cell office:value-type="float" office:value="95.6575682382134">
                <text:p>95.6575682382134</text:p>
              </table:table-cell>
              <table:table-cell office:value-type="float" office:value="95.6629491945477">
                <text:p>95.6629491945477</text:p>
              </table:table-cell>
              <table:table-cell office:value-type="float" office:value="95.6683168316832">
                <text:p>95.6683168316832</text:p>
              </table:table-cell>
              <table:table-cell office:value-type="float" office:value="95.6736711990111">
                <text:p>95.6736711990111</text:p>
              </table:table-cell>
              <table:table-cell office:value-type="float" office:value="95.679012345679">
                <text:p>95.679012345679</text:p>
              </table:table-cell>
              <table:table-cell office:value-type="float" office:value="95.6843403205919">
                <text:p>95.6843403205919</text:p>
              </table:table-cell>
              <table:table-cell office:value-type="float" office:value="95.6896551724138">
                <text:p>95.6896551724138</text:p>
              </table:table-cell>
              <table:table-cell office:value-type="float" office:value="95.6949569495695">
                <text:p>95.6949569495695</text:p>
              </table:table-cell>
              <table:table-cell office:value-type="float" office:value="95.7002457002457">
                <text:p>95.7002457002457</text:p>
              </table:table-cell>
              <table:table-cell office:value-type="float" office:value="95.7055214723926">
                <text:p>95.7055214723926</text:p>
              </table:table-cell>
              <table:table-cell office:value-type="float" office:value="95.7107843137255">
                <text:p>95.7107843137255</text:p>
              </table:table-cell>
              <table:table-cell office:value-type="float" office:value="95.7160342717258">
                <text:p>95.7160342717258</text:p>
              </table:table-cell>
              <table:table-cell office:value-type="float" office:value="95.721271393643">
                <text:p>95.721271393643</text:p>
              </table:table-cell>
              <table:table-cell office:value-type="float" office:value="95.7264957264957">
                <text:p>95.7264957264957</text:p>
              </table:table-cell>
              <table:table-cell office:value-type="float" office:value="95.7317073170732">
                <text:p>95.7317073170732</text:p>
              </table:table-cell>
              <table:table-cell office:value-type="float" office:value="95.7369062119367">
                <text:p>95.7369062119367</text:p>
              </table:table-cell>
              <table:table-cell office:value-type="float" office:value="95.7420924574209">
                <text:p>95.7420924574209</text:p>
              </table:table-cell>
              <table:table-cell office:value-type="float" office:value="95.7472660996355">
                <text:p>95.7472660996355</text:p>
              </table:table-cell>
              <table:table-cell office:value-type="float" office:value="95.752427184466">
                <text:p>95.752427184466</text:p>
              </table:table-cell>
              <table:table-cell office:value-type="float" office:value="95.7575757575757">
                <text:p>95.7575757575757</text:p>
              </table:table-cell>
              <table:table-cell office:value-type="float" office:value="95.7627118644068">
                <text:p>95.7627118644068</text:p>
              </table:table-cell>
              <table:table-cell office:value-type="float" office:value="95.7678355501814">
                <text:p>95.7678355501814</text:p>
              </table:table-cell>
              <table:table-cell office:value-type="float" office:value="95.7729468599034">
                <text:p>95.7729468599034</text:p>
              </table:table-cell>
              <table:table-cell office:value-type="float" office:value="95.7780458383595">
                <text:p>95.7780458383595</text:p>
              </table:table-cell>
              <table:table-cell office:value-type="float" office:value="95.7831325301205">
                <text:p>95.7831325301205</text:p>
              </table:table-cell>
              <table:table-cell office:value-type="float" office:value="95.7882069795427">
                <text:p>95.7882069795427</text:p>
              </table:table-cell>
              <table:table-cell office:value-type="float" office:value="95.7932692307692">
                <text:p>95.7932692307692</text:p>
              </table:table-cell>
              <table:table-cell office:value-type="float" office:value="95.7983193277311">
                <text:p>95.7983193277311</text:p>
              </table:table-cell>
              <table:table-cell office:value-type="float" office:value="95.8033573141487">
                <text:p>95.8033573141487</text:p>
              </table:table-cell>
              <table:table-cell office:value-type="float" office:value="95.8083832335329">
                <text:p>95.8083832335329</text:p>
              </table:table-cell>
              <table:table-cell office:value-type="float" office:value="95.8133971291866">
                <text:p>95.8133971291866</text:p>
              </table:table-cell>
              <table:table-cell office:value-type="float" office:value="95.8183990442055">
                <text:p>95.8183990442055</text:p>
              </table:table-cell>
              <table:table-cell office:value-type="float" office:value="95.8233890214797">
                <text:p>95.8233890214797</text:p>
              </table:table-cell>
              <table:table-cell office:value-type="float" office:value="95.8283671036949">
                <text:p>95.8283671036949</text:p>
              </table:table-cell>
              <table:table-cell office:value-type="float" office:value="95.8333333333333">
                <text:p>95.8333333333333</text:p>
              </table:table-cell>
              <table:table-cell office:value-type="float" office:value="95.8382877526754">
                <text:p>95.8382877526754</text:p>
              </table:table-cell>
              <table:table-cell office:value-type="float" office:value="95.8432304038005">
                <text:p>95.8432304038005</text:p>
              </table:table-cell>
              <table:table-cell office:value-type="float" office:value="95.8481613285884">
                <text:p>95.8481613285884</text:p>
              </table:table-cell>
              <table:table-cell office:value-type="float" office:value="95.8530805687204">
                <text:p>95.8530805687204</text:p>
              </table:table-cell>
              <table:table-cell office:value-type="float" office:value="95.8579881656805">
                <text:p>95.8579881656805</text:p>
              </table:table-cell>
              <table:table-cell office:value-type="float" office:value="95.8628841607565">
                <text:p>95.8628841607565</text:p>
              </table:table-cell>
              <table:table-cell office:value-type="float" office:value="95.8677685950413">
                <text:p>95.8677685950413</text:p>
              </table:table-cell>
              <table:table-cell office:value-type="float" office:value="95.872641509434">
                <text:p>95.872641509434</text:p>
              </table:table-cell>
              <table:table-cell office:value-type="float" office:value="95.8775029446408">
                <text:p>95.8775029446408</text:p>
              </table:table-cell>
              <table:table-cell office:value-type="float" office:value="95.8823529411765">
                <text:p>95.8823529411765</text:p>
              </table:table-cell>
              <table:table-cell office:value-type="float" office:value="95.8871915393654">
                <text:p>95.8871915393654</text:p>
              </table:table-cell>
              <table:table-cell office:value-type="float" office:value="95.8920187793427">
                <text:p>95.8920187793427</text:p>
              </table:table-cell>
              <table:table-cell office:value-type="float" office:value="95.8968347010551">
                <text:p>95.8968347010551</text:p>
              </table:table-cell>
              <table:table-cell office:value-type="float" office:value="95.9016393442623">
                <text:p>95.9016393442623</text:p>
              </table:table-cell>
              <table:table-cell office:value-type="float" office:value="95.906432748538">
                <text:p>95.906432748538</text:p>
              </table:table-cell>
              <table:table-cell office:value-type="float" office:value="95.911214953271">
                <text:p>95.911214953271</text:p>
              </table:table-cell>
              <table:table-cell office:value-type="float" office:value="95.9159859976663">
                <text:p>95.9159859976663</text:p>
              </table:table-cell>
              <table:table-cell office:value-type="float" office:value="95.9207459207459">
                <text:p>95.9207459207459</text:p>
              </table:table-cell>
              <table:table-cell office:value-type="float" office:value="95.9254947613504">
                <text:p>95.9254947613504</text:p>
              </table:table-cell>
              <table:table-cell office:value-type="float" office:value="95.9302325581395">
                <text:p>95.9302325581395</text:p>
              </table:table-cell>
              <table:table-cell office:value-type="float" office:value="95.9349593495935">
                <text:p>95.9349593495935</text:p>
              </table:table-cell>
              <table:table-cell office:value-type="float" office:value="95.9396751740139">
                <text:p>95.9396751740139</text:p>
              </table:table-cell>
              <table:table-cell office:value-type="float" office:value="95.9443800695249">
                <text:p>95.9443800695249</text:p>
              </table:table-cell>
              <table:table-cell office:value-type="float" office:value="95.9490740740741">
                <text:p>95.9490740740741</text:p>
              </table:table-cell>
              <table:table-cell office:value-type="float" office:value="95.9537572254335">
                <text:p>95.9537572254335</text:p>
              </table:table-cell>
              <table:table-cell office:value-type="float" office:value="95.9584295612009">
                <text:p>95.9584295612009</text:p>
              </table:table-cell>
              <table:table-cell office:value-type="float" office:value="95.9630911188005">
                <text:p>95.9630911188005</text:p>
              </table:table-cell>
              <table:table-cell office:value-type="float" office:value="95.9677419354839">
                <text:p>95.9677419354839</text:p>
              </table:table-cell>
              <table:table-cell office:value-type="float" office:value="95.9723820483314">
                <text:p>95.9723820483314</text:p>
              </table:table-cell>
              <table:table-cell office:value-type="float" office:value="95.9770114942529">
                <text:p>95.9770114942529</text:p>
              </table:table-cell>
              <table:table-cell office:value-type="float" office:value="95.9816303099885">
                <text:p>95.9816303099885</text:p>
              </table:table-cell>
              <table:table-cell office:value-type="float" office:value="95.9862385321101">
                <text:p>95.9862385321101</text:p>
              </table:table-cell>
              <table:table-cell office:value-type="float" office:value="95.9908361970218">
                <text:p>95.9908361970218</text:p>
              </table:table-cell>
              <table:table-cell office:value-type="float" office:value="95.9954233409611">
                <text:p>95.9954233409611</text:p>
              </table:table-cell>
              <table:table-cell office:value-type="float" office:value="96">
                <text:p>96</text:p>
              </table:table-cell>
              <table:table-cell office:value-type="float" office:value="96.0045662100457">
                <text:p>96.0045662100457</text:p>
              </table:table-cell>
              <table:table-cell office:value-type="float" office:value="96.0091220068415">
                <text:p>96.0091220068415</text:p>
              </table:table-cell>
              <table:table-cell office:value-type="float" office:value="96.0136674259681">
                <text:p>96.0136674259681</text:p>
              </table:table-cell>
              <table:table-cell office:value-type="float" office:value="96.0182025028442">
                <text:p>96.0182025028442</text:p>
              </table:table-cell>
              <table:table-cell office:value-type="float" office:value="96.0227272727273">
                <text:p>96.0227272727273</text:p>
              </table:table-cell>
              <table:table-cell office:value-type="float" office:value="96.0272417707151">
                <text:p>96.0272417707151</text:p>
              </table:table-cell>
              <table:table-cell office:value-type="float" office:value="96.031746031746">
                <text:p>96.031746031746</text:p>
              </table:table-cell>
              <table:table-cell office:value-type="float" office:value="96.0362400906002">
                <text:p>96.0362400906002</text:p>
              </table:table-cell>
              <table:table-cell office:value-type="float" office:value="96.0407239819005">
                <text:p>96.0407239819005</text:p>
              </table:table-cell>
              <table:table-cell office:value-type="float" office:value="96.045197740113">
                <text:p>96.045197740113</text:p>
              </table:table-cell>
              <table:table-cell office:value-type="float" office:value="96.0496613995485">
                <text:p>96.0496613995485</text:p>
              </table:table-cell>
              <table:table-cell office:value-type="float" office:value="96.054114994363">
                <text:p>96.054114994363</text:p>
              </table:table-cell>
              <table:table-cell office:value-type="float" office:value="96.0585585585586">
                <text:p>96.0585585585586</text:p>
              </table:table-cell>
              <table:table-cell office:value-type="float" office:value="96.0629921259843">
                <text:p>96.0629921259843</text:p>
              </table:table-cell>
              <table:table-cell office:value-type="float" office:value="96.0674157303371">
                <text:p>96.0674157303371</text:p>
              </table:table-cell>
              <table:table-cell office:value-type="float" office:value="96.0718294051627">
                <text:p>96.0718294051627</text:p>
              </table:table-cell>
              <table:table-cell office:value-type="float" office:value="96.0762331838565">
                <text:p>96.0762331838565</text:p>
              </table:table-cell>
              <table:table-cell office:value-type="float" office:value="96.0806270996641">
                <text:p>96.0806270996641</text:p>
              </table:table-cell>
              <table:table-cell office:value-type="float" office:value="96.0850111856823">
                <text:p>96.0850111856823</text:p>
              </table:table-cell>
              <table:table-cell office:value-type="float" office:value="96.0893854748603">
                <text:p>96.0893854748603</text:p>
              </table:table-cell>
              <table:table-cell office:value-type="float" office:value="96.09375">
                <text:p>96.09375</text:p>
              </table:table-cell>
              <table:table-cell office:value-type="float" office:value="96.098104793757">
                <text:p>96.098104793757</text:p>
              </table:table-cell>
              <table:table-cell office:value-type="float" office:value="96.1024498886414">
                <text:p>96.1024498886414</text:p>
              </table:table-cell>
              <table:table-cell office:value-type="float" office:value="96.1067853170189">
                <text:p>96.1067853170189</text:p>
              </table:table-cell>
              <table:table-cell office:value-type="float" office:value="96.1111111111111">
                <text:p>96.1111111111111</text:p>
              </table:table-cell>
              <table:table-cell office:value-type="float" office:value="96.1154273029967">
                <text:p>96.1154273029967</text:p>
              </table:table-cell>
              <table:table-cell office:value-type="float" office:value="96.119733924612">
                <text:p>96.119733924612</text:p>
              </table:table-cell>
              <table:table-cell office:value-type="float" office:value="96.1240310077519">
                <text:p>96.1240310077519</text:p>
              </table:table-cell>
              <table:table-cell office:value-type="float" office:value="96.1283185840708">
                <text:p>96.1283185840708</text:p>
              </table:table-cell>
              <table:table-cell office:value-type="float" office:value="96.1325966850829">
                <text:p>96.1325966850829</text:p>
              </table:table-cell>
              <table:table-cell office:value-type="float" office:value="96.1368653421634">
                <text:p>96.1368653421634</text:p>
              </table:table-cell>
              <table:table-cell office:value-type="float" office:value="96.1411245865491">
                <text:p>96.1411245865491</text:p>
              </table:table-cell>
              <table:table-cell office:value-type="float" office:value="96.1453744493392">
                <text:p>96.1453744493392</text:p>
              </table:table-cell>
              <table:table-cell office:value-type="float" office:value="96.1496149614962">
                <text:p>96.1496149614962</text:p>
              </table:table-cell>
              <table:table-cell office:value-type="float" office:value="96.1538461538462">
                <text:p>96.1538461538462</text:p>
              </table:table-cell>
              <table:table-cell office:value-type="float" office:value="96.1580680570801">
                <text:p>96.1580680570801</text:p>
              </table:table-cell>
              <table:table-cell office:value-type="float" office:value="96.1622807017544">
                <text:p>96.1622807017544</text:p>
              </table:table-cell>
              <table:table-cell office:value-type="float" office:value="96.1664841182914">
                <text:p>96.1664841182914</text:p>
              </table:table-cell>
              <table:table-cell office:value-type="float" office:value="96.1706783369803">
                <text:p>96.1706783369803</text:p>
              </table:table-cell>
              <table:table-cell office:value-type="float" office:value="96.1748633879781">
                <text:p>96.1748633879781</text:p>
              </table:table-cell>
              <table:table-cell office:value-type="float" office:value="96.17903930131">
                <text:p>96.17903930131</text:p>
              </table:table-cell>
              <table:table-cell office:value-type="float" office:value="96.1832061068702">
                <text:p>96.1832061068702</text:p>
              </table:table-cell>
              <table:table-cell office:value-type="float" office:value="96.1873638344227">
                <text:p>96.1873638344227</text:p>
              </table:table-cell>
              <table:table-cell office:value-type="float" office:value="96.1915125136017">
                <text:p>96.1915125136017</text:p>
              </table:table-cell>
              <table:table-cell office:value-type="float" office:value="96.195652173913">
                <text:p>96.195652173913</text:p>
              </table:table-cell>
              <table:table-cell office:value-type="float" office:value="96.199782844734">
                <text:p>96.199782844734</text:p>
              </table:table-cell>
              <table:table-cell office:value-type="float" office:value="96.2039045553145">
                <text:p>96.2039045553145</text:p>
              </table:table-cell>
              <table:table-cell office:value-type="float" office:value="96.2080173347779">
                <text:p>96.2080173347779</text:p>
              </table:table-cell>
              <table:table-cell office:value-type="float" office:value="96.2121212121212">
                <text:p>96.2121212121212</text:p>
              </table:table-cell>
              <table:table-cell office:value-type="float" office:value="96.2162162162162">
                <text:p>96.2162162162162</text:p>
              </table:table-cell>
              <table:table-cell office:value-type="float" office:value="96.2203023758099">
                <text:p>96.2203023758099</text:p>
              </table:table-cell>
              <table:table-cell office:value-type="float" office:value="96.2243797195253">
                <text:p>96.2243797195253</text:p>
              </table:table-cell>
              <table:table-cell office:value-type="float" office:value="96.2284482758621">
                <text:p>96.2284482758621</text:p>
              </table:table-cell>
              <table:table-cell office:value-type="float" office:value="96.232508073197">
                <text:p>96.232508073197</text:p>
              </table:table-cell>
              <table:table-cell office:value-type="float" office:value="96.2365591397849">
                <text:p>96.2365591397849</text:p>
              </table:table-cell>
              <table:table-cell office:value-type="float" office:value="96.2406015037594">
                <text:p>96.2406015037594</text:p>
              </table:table-cell>
              <table:table-cell office:value-type="float" office:value="96.2446351931331">
                <text:p>96.2446351931331</text:p>
              </table:table-cell>
              <table:table-cell office:value-type="float" office:value="96.2486602357985">
                <text:p>96.2486602357985</text:p>
              </table:table-cell>
              <table:table-cell office:value-type="float" office:value="96.2526766595289">
                <text:p>96.2526766595289</text:p>
              </table:table-cell>
              <table:table-cell office:value-type="float" office:value="96.2566844919786">
                <text:p>96.2566844919786</text:p>
              </table:table-cell>
              <table:table-cell office:value-type="float" office:value="96.2606837606838">
                <text:p>96.2606837606838</text:p>
              </table:table-cell>
              <table:table-cell office:value-type="float" office:value="96.264674493063">
                <text:p>96.264674493063</text:p>
              </table:table-cell>
              <table:table-cell office:value-type="float" office:value="96.2686567164179">
                <text:p>96.2686567164179</text:p>
              </table:table-cell>
              <table:table-cell office:value-type="float" office:value="96.272630457934">
                <text:p>96.272630457934</text:p>
              </table:table-cell>
              <table:table-cell office:value-type="float" office:value="96.2765957446809">
                <text:p>96.2765957446809</text:p>
              </table:table-cell>
              <table:table-cell office:value-type="float" office:value="96.2805526036132">
                <text:p>96.2805526036132</text:p>
              </table:table-cell>
              <table:table-cell office:value-type="float" office:value="96.2845010615711">
                <text:p>96.2845010615711</text:p>
              </table:table-cell>
              <table:table-cell office:value-type="float" office:value="96.288441145281">
                <text:p>96.288441145281</text:p>
              </table:table-cell>
              <table:table-cell office:value-type="float" office:value="96.2923728813559">
                <text:p>96.2923728813559</text:p>
              </table:table-cell>
              <table:table-cell office:value-type="float" office:value="96.2962962962963">
                <text:p>96.2962962962963</text:p>
              </table:table-cell>
              <table:table-cell office:value-type="float" office:value="96.3002114164905">
                <text:p>96.3002114164905</text:p>
              </table:table-cell>
              <table:table-cell office:value-type="float" office:value="96.3041182682154">
                <text:p>96.3041182682154</text:p>
              </table:table-cell>
              <table:table-cell office:value-type="float" office:value="96.3080168776371">
                <text:p>96.3080168776371</text:p>
              </table:table-cell>
              <table:table-cell office:value-type="float" office:value="96.3119072708114">
                <text:p>96.3119072708114</text:p>
              </table:table-cell>
              <table:table-cell office:value-type="float" office:value="96.3157894736842">
                <text:p>96.3157894736842</text:p>
              </table:table-cell>
              <table:table-cell office:value-type="float" office:value="96.3196635120925">
                <text:p>96.3196635120925</text:p>
              </table:table-cell>
              <table:table-cell office:value-type="float" office:value="96.3235294117647">
                <text:p>96.3235294117647</text:p>
              </table:table-cell>
              <table:table-cell office:value-type="float" office:value="96.3273871983211">
                <text:p>96.3273871983211</text:p>
              </table:table-cell>
              <table:table-cell office:value-type="float" office:value="96.3312368972746">
                <text:p>96.3312368972746</text:p>
              </table:table-cell>
              <table:table-cell office:value-type="float" office:value="96.3350785340314">
                <text:p>96.3350785340314</text:p>
              </table:table-cell>
              <table:table-cell office:value-type="float" office:value="96.3389121338912">
                <text:p>96.3389121338912</text:p>
              </table:table-cell>
              <table:table-cell office:value-type="float" office:value="96.3427377220481">
                <text:p>96.3427377220481</text:p>
              </table:table-cell>
              <table:table-cell office:value-type="float" office:value="96.3465553235908">
                <text:p>96.3465553235908</text:p>
              </table:table-cell>
              <table:table-cell office:value-type="float" office:value="96.3503649635037">
                <text:p>96.3503649635037</text:p>
              </table:table-cell>
              <table:table-cell office:value-type="float" office:value="96.3541666666667">
                <text:p>96.3541666666667</text:p>
              </table:table-cell>
              <table:table-cell office:value-type="float" office:value="96.3579604578564">
                <text:p>96.3579604578564</text:p>
              </table:table-cell>
              <table:table-cell office:value-type="float" office:value="96.3617463617464">
                <text:p>96.3617463617464</text:p>
              </table:table-cell>
              <table:table-cell office:value-type="float" office:value="96.3655244029076">
                <text:p>96.3655244029076</text:p>
              </table:table-cell>
              <table:table-cell office:value-type="float" office:value="96.3692946058091">
                <text:p>96.3692946058091</text:p>
              </table:table-cell>
              <table:table-cell office:value-type="float" office:value="96.3730569948187">
                <text:p>96.3730569948187</text:p>
              </table:table-cell>
              <table:table-cell office:value-type="float" office:value="96.3768115942029">
                <text:p>96.3768115942029</text:p>
              </table:table-cell>
              <table:table-cell office:value-type="float" office:value="96.3805584281282">
                <text:p>96.3805584281282</text:p>
              </table:table-cell>
              <table:table-cell office:value-type="float" office:value="96.3842975206612">
                <text:p>96.3842975206612</text:p>
              </table:table-cell>
              <table:table-cell office:value-type="float" office:value="96.3880288957688">
                <text:p>96.3880288957688</text:p>
              </table:table-cell>
              <table:table-cell office:value-type="float" office:value="96.3917525773196">
                <text:p>96.3917525773196</text:p>
              </table:table-cell>
              <table:table-cell office:value-type="float" office:value="96.3954685890834">
                <text:p>96.3954685890834</text:p>
              </table:table-cell>
              <table:table-cell office:value-type="float" office:value="96.3991769547325">
                <text:p>96.3991769547325</text:p>
              </table:table-cell>
              <table:table-cell office:value-type="float" office:value="96.4028776978417">
                <text:p>96.4028776978417</text:p>
              </table:table-cell>
              <table:table-cell office:value-type="float" office:value="96.4065708418891">
                <text:p>96.4065708418891</text:p>
              </table:table-cell>
              <table:table-cell office:value-type="float" office:value="96.4102564102564">
                <text:p>96.4102564102564</text:p>
              </table:table-cell>
              <table:table-cell office:value-type="float" office:value="96.4139344262295">
                <text:p>96.4139344262295</text:p>
              </table:table-cell>
              <table:table-cell office:value-type="float" office:value="96.417604912999">
                <text:p>96.417604912999</text:p>
              </table:table-cell>
              <table:table-cell office:value-type="float" office:value="96.4212678936605">
                <text:p>96.4212678936605</text:p>
              </table:table-cell>
              <table:table-cell office:value-type="float" office:value="96.4249233912155">
                <text:p>96.4249233912155</text:p>
              </table:table-cell>
              <table:table-cell office:value-type="float" office:value="96.4285714285714">
                <text:p>96.4285714285714</text:p>
              </table:table-cell>
              <table:table-cell office:value-type="float" office:value="96.4322120285423">
                <text:p>96.4322120285423</text:p>
              </table:table-cell>
              <table:table-cell office:value-type="float" office:value="96.4358452138493">
                <text:p>96.4358452138493</text:p>
              </table:table-cell>
              <table:table-cell office:value-type="float" office:value="96.4394710071211">
                <text:p>96.4394710071211</text:p>
              </table:table-cell>
              <table:table-cell office:value-type="float" office:value="96.4430894308943">
                <text:p>96.4430894308943</text:p>
              </table:table-cell>
              <table:table-cell office:value-type="float" office:value="96.4467005076142">
                <text:p>96.4467005076142</text:p>
              </table:table-cell>
              <table:table-cell office:value-type="float" office:value="96.4503042596349">
                <text:p>96.4503042596349</text:p>
              </table:table-cell>
              <table:table-cell office:value-type="float" office:value="96.4539007092199">
                <text:p>96.4539007092199</text:p>
              </table:table-cell>
              <table:table-cell office:value-type="float" office:value="96.4574898785425">
                <text:p>96.4574898785425</text:p>
              </table:table-cell>
              <table:table-cell office:value-type="float" office:value="96.4610717896866">
                <text:p>96.4610717896866</text:p>
              </table:table-cell>
              <table:table-cell office:value-type="float" office:value="96.4646464646465">
                <text:p>96.4646464646465</text:p>
              </table:table-cell>
              <table:table-cell office:value-type="float" office:value="96.468213925328">
                <text:p>96.468213925328</text:p>
              </table:table-cell>
              <table:table-cell office:value-type="float" office:value="96.4717741935484">
                <text:p>96.4717741935484</text:p>
              </table:table-cell>
              <table:table-cell office:value-type="float" office:value="96.4753272910373">
                <text:p>96.4753272910373</text:p>
              </table:table-cell>
              <table:table-cell office:value-type="float" office:value="96.4788732394366">
                <text:p>96.4788732394366</text:p>
              </table:table-cell>
              <table:table-cell office:value-type="float" office:value="96.4824120603015">
                <text:p>96.4824120603015</text:p>
              </table:table-cell>
              <table:table-cell office:value-type="float" office:value="96.4859437751004">
                <text:p>96.4859437751004</text:p>
              </table:table-cell>
              <table:table-cell office:value-type="float" office:value="96.4894684052156">
                <text:p>96.4894684052156</text:p>
              </table:table-cell>
              <table:table-cell office:value-type="float" office:value="96.4929859719439">
                <text:p>96.4929859719439</text:p>
              </table:table-cell>
              <table:table-cell office:value-type="float" office:value="96.4964964964965">
                <text:p>96.4964964964965</text:p>
              </table:table-cell>
              <table:table-cell office:value-type="float" office:value="96.5">
                <text:p>96.5</text:p>
              </table:table-cell>
              <table:table-cell office:value-type="float" office:value="96.5034965034965">
                <text:p>96.5034965034965</text:p>
              </table:table-cell>
              <table:table-cell office:value-type="float" office:value="96.5069860279441">
                <text:p>96.5069860279441</text:p>
              </table:table-cell>
              <table:table-cell office:value-type="float" office:value="96.5104685942174">
                <text:p>96.5104685942174</text:p>
              </table:table-cell>
              <table:table-cell office:value-type="float" office:value="96.5139442231076">
                <text:p>96.5139442231076</text:p>
              </table:table-cell>
              <table:table-cell office:value-type="float" office:value="96.5174129353234">
                <text:p>96.5174129353234</text:p>
              </table:table-cell>
              <table:table-cell office:value-type="float" office:value="96.5208747514911">
                <text:p>96.5208747514911</text:p>
              </table:table-cell>
              <table:table-cell office:value-type="float" office:value="96.5243296921549">
                <text:p>96.5243296921549</text:p>
              </table:table-cell>
              <table:table-cell office:value-type="float" office:value="96.5277777777778">
                <text:p>96.5277777777778</text:p>
              </table:table-cell>
              <table:table-cell office:value-type="float" office:value="96.5312190287413">
                <text:p>96.5312190287413</text:p>
              </table:table-cell>
              <table:table-cell office:value-type="float" office:value="96.5346534653465">
                <text:p>96.5346534653465</text:p>
              </table:table-cell>
              <table:table-cell office:value-type="float" office:value="96.5380811078141">
                <text:p>96.5380811078141</text:p>
              </table:table-cell>
              <table:table-cell office:value-type="float" office:value="96.5415019762846">
                <text:p>96.5415019762846</text:p>
              </table:table-cell>
              <table:table-cell office:value-type="float" office:value="96.5449160908193">
                <text:p>96.5449160908193</text:p>
              </table:table-cell>
              <table:table-cell office:value-type="float" office:value="96.5483234714004">
                <text:p>96.5483234714004</text:p>
              </table:table-cell>
              <table:table-cell office:value-type="float" office:value="96.551724137931">
                <text:p>96.551724137931</text:p>
              </table:table-cell>
              <table:table-cell office:value-type="float" office:value="96.5551181102362">
                <text:p>96.5551181102362</text:p>
              </table:table-cell>
              <table:table-cell office:value-type="float" office:value="96.5585054080629">
                <text:p>96.5585054080629</text:p>
              </table:table-cell>
              <table:table-cell office:value-type="float" office:value="96.5618860510805">
                <text:p>96.5618860510805</text:p>
              </table:table-cell>
              <table:table-cell office:value-type="float" office:value="96.5652600588813">
                <text:p>96.5652600588813</text:p>
              </table:table-cell>
              <table:table-cell office:value-type="float" office:value="96.5686274509804">
                <text:p>96.5686274509804</text:p>
              </table:table-cell>
              <table:table-cell office:value-type="float" office:value="96.5719882468168">
                <text:p>96.5719882468168</text:p>
              </table:table-cell>
              <table:table-cell office:value-type="float" office:value="96.5753424657534">
                <text:p>96.5753424657534</text:p>
              </table:table-cell>
              <table:table-cell office:value-type="float" office:value="96.5786901270772">
                <text:p>96.5786901270772</text:p>
              </table:table-cell>
              <table:table-cell office:value-type="float" office:value="96.58203125">
                <text:p>96.58203125</text:p>
              </table:table-cell>
              <table:table-cell office:value-type="float" office:value="96.5853658536585">
                <text:p>96.5853658536585</text:p>
              </table:table-cell>
              <table:table-cell office:value-type="float" office:value="96.588693957115">
                <text:p>96.588693957115</text:p>
              </table:table-cell>
              <table:table-cell office:value-type="float" office:value="96.5920155793573">
                <text:p>96.5920155793573</text:p>
              </table:table-cell>
              <table:table-cell office:value-type="float" office:value="96.5953307392996">
                <text:p>96.5953307392996</text:p>
              </table:table-cell>
              <table:table-cell office:value-type="float" office:value="96.5986394557823">
                <text:p>96.5986394557823</text:p>
              </table:table-cell>
              <table:table-cell office:value-type="float" office:value="96.6019417475728">
                <text:p>96.6019417475728</text:p>
              </table:table-cell>
              <table:table-cell office:value-type="float" office:value="96.6052376333657">
                <text:p>96.6052376333657</text:p>
              </table:table-cell>
              <table:table-cell office:value-type="float" office:value="96.608527131783">
                <text:p>96.608527131783</text:p>
              </table:table-cell>
              <table:table-cell office:value-type="float" office:value="96.6118102613746">
                <text:p>96.6118102613746</text:p>
              </table:table-cell>
              <table:table-cell office:value-type="float" office:value="96.615087040619">
                <text:p>96.615087040619</text:p>
              </table:table-cell>
              <table:table-cell office:value-type="float" office:value="96.6183574879227">
                <text:p>96.6183574879227</text:p>
              </table:table-cell>
              <table:table-cell office:value-type="float" office:value="96.6216216216216">
                <text:p>96.6216216216216</text:p>
              </table:table-cell>
              <table:table-cell office:value-type="float" office:value="96.6248794599807">
                <text:p>96.6248794599807</text:p>
              </table:table-cell>
              <table:table-cell office:value-type="float" office:value="96.6281310211946">
                <text:p>96.6281310211946</text:p>
              </table:table-cell>
              <table:table-cell office:value-type="float" office:value="96.6313763233879">
                <text:p>96.6313763233879</text:p>
              </table:table-cell>
              <table:table-cell office:value-type="float" office:value="96.6346153846154">
                <text:p>96.6346153846154</text:p>
              </table:table-cell>
              <table:table-cell office:value-type="float" office:value="96.6378482228626">
                <text:p>96.6378482228626</text:p>
              </table:table-cell>
              <table:table-cell office:value-type="float" office:value="96.6410748560461">
                <text:p>96.6410748560461</text:p>
              </table:table-cell>
              <table:table-cell office:value-type="float" office:value="96.6442953020134">
                <text:p>96.6442953020134</text:p>
              </table:table-cell>
              <table:table-cell office:value-type="float" office:value="96.6475095785441">
                <text:p>96.6475095785441</text:p>
              </table:table-cell>
              <table:table-cell office:value-type="float" office:value="96.6507177033493">
                <text:p>96.6507177033493</text:p>
              </table:table-cell>
              <table:table-cell office:value-type="float" office:value="96.6539196940727">
                <text:p>96.6539196940727</text:p>
              </table:table-cell>
              <table:table-cell office:value-type="float" office:value="96.6571155682903">
                <text:p>96.6571155682903</text:p>
              </table:table-cell>
              <table:table-cell office:value-type="float" office:value="96.6603053435115">
                <text:p>96.6603053435115</text:p>
              </table:table-cell>
              <table:table-cell office:value-type="float" office:value="96.6634890371783">
                <text:p>96.6634890371783</text:p>
              </table:table-cell>
              <table:table-cell office:value-type="float" office:value="96.6666666666667">
                <text:p>96.6666666666667</text:p>
              </table:table-cell>
              <table:table-cell office:value-type="float" office:value="96.6698382492864">
                <text:p>96.6698382492864</text:p>
              </table:table-cell>
              <table:table-cell office:value-type="float" office:value="96.6730038022814">
                <text:p>96.6730038022814</text:p>
              </table:table-cell>
              <table:table-cell office:value-type="float" office:value="96.67616334283">
                <text:p>96.67616334283</text:p>
              </table:table-cell>
              <table:table-cell office:value-type="float" office:value="96.6793168880455">
                <text:p>96.6793168880455</text:p>
              </table:table-cell>
              <table:table-cell office:value-type="float" office:value="96.6824644549763">
                <text:p>96.6824644549763</text:p>
              </table:table-cell>
              <table:table-cell office:value-type="float" office:value="96.6856060606061">
                <text:p>96.6856060606061</text:p>
              </table:table-cell>
              <table:table-cell office:value-type="float" office:value="96.6887417218543">
                <text:p>96.6887417218543</text:p>
              </table:table-cell>
              <table:table-cell office:value-type="float" office:value="96.6918714555766">
                <text:p>96.6918714555766</text:p>
              </table:table-cell>
              <table:table-cell office:value-type="float" office:value="96.6949952785647">
                <text:p>96.69499527856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style:rotation-angle="308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95" chart:maximum="100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892cm" svg:height="6.524cm" xlink:href="." xlink:type="simple" chart:class="chart:line" chart:style-name="ch1">
        <chart:plot-area chart:style-name="ch2" chart:data-source-has-labels="both" svg:x="1.288cm" svg:y="0.13cm" svg:width="12.327cm" svg:height="5.283cm">
          <chartooo:coordinate-region svg:x="2.2cm" svg:y="0.13cm" svg:width="10.801cm" svg:height="4.004cm"/>
          <chart:axis chart:dimension="x" chart:name="primary-x" chart:style-name="ch3" chartooo:axis-type="text">
            <chart:title svg:x="6.64cm" svg:y="5.543cm" chart:style-name="ch4">
              <text:p>Max Steps</text:p>
            </chart:title>
            <chart:categories table:cell-range-address="local-table.$B$1:.$R$1"/>
          </chart:axis>
          <chart:axis chart:dimension="y" chart:name="primary-y" chart:style-name="ch5">
            <chart:title svg:x="0.451cm" svg:y="4.111cm" chart:style-name="ch6">
              <text:p>Average Rewards</text:p>
            </chart:title>
            <chart:grid chart:style-name="ch7" chart:class="major"/>
          </chart:axis>
          <chart:series chart:style-name="ch8" chart:values-cell-range-address="local-table.$B$2:.$R$2" chart:label-cell-address="local-table.$A$2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</text:p>
              </table:table-cell>
              <table:table-cell office:value-type="string">
                <text:p>250</text:p>
              </table:table-cell>
              <table:table-cell office:value-type="string">
                <text:p>300</text:p>
              </table:table-cell>
              <table:table-cell office:value-type="string">
                <text:p>350</text:p>
              </table:table-cell>
              <table:table-cell office:value-type="string">
                <text:p>400</text:p>
              </table:table-cell>
              <table:table-cell office:value-type="string">
                <text:p>450</text:p>
              </table:table-cell>
              <table:table-cell office:value-type="string">
                <text:p>500</text:p>
              </table:table-cell>
              <table:table-cell office:value-type="string">
                <text:p>550</text:p>
              </table:table-cell>
              <table:table-cell office:value-type="string">
                <text:p>600</text:p>
              </table:table-cell>
              <table:table-cell office:value-type="string">
                <text:p>650</text:p>
              </table:table-cell>
              <table:table-cell office:value-type="string">
                <text:p>700</text:p>
              </table:table-cell>
              <table:table-cell office:value-type="string">
                <text:p>750</text:p>
              </table:table-cell>
              <table:table-cell office:value-type="string">
                <text:p>800</text:p>
              </table:table-cell>
              <table:table-cell office:value-type="string">
                <text:p>850</text:p>
              </table:table-cell>
              <table:table-cell office:value-type="string">
                <text:p>900</text:p>
              </table:table-cell>
              <table:table-cell office:value-type="string">
                <text:p>950</text:p>
              </table:table-cell>
              <table:table-cell office:value-type="string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44.2477876106195">
                <text:p>44.2477876106195</text:p>
              </table:table-cell>
              <table:table-cell office:value-type="float" office:value="97.7198697068404">
                <text:p>97.7198697068404</text:p>
              </table:table-cell>
              <table:table-cell office:value-type="float" office:value="100">
                <text:p>100</text:p>
              </table:table-cell>
              <table:table-cell office:value-type="float" office:value="99.3377483443709">
                <text:p>99.337748344370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6677740863787">
                <text:p>99.667774086378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64cm" svg:height="6.63cm" xlink:href="." xlink:type="simple" chart:class="chart:line" chart:style-name="ch1">
        <chart:legend chart:legend-position="end" svg:x="10.597cm" svg:y="2.767cm" style:legend-expansion="high" chart:style-name="ch2"/>
        <chart:plot-area chart:style-name="ch3" chart:data-source-has-labels="both" svg:x="1.276cm" svg:y="0.132cm" svg:width="8.23cm" svg:height="5.385cm">
          <chartooo:coordinate-region svg:x="2.083cm" svg:y="0.311cm" svg:width="6.615cm" svg:height="4.32cm"/>
          <chart:axis chart:dimension="x" chart:name="primary-x" chart:style-name="ch4" chartooo:axis-type="text">
            <chart:title svg:x="4.302cm" svg:y="5.649cm" chart:style-name="ch5">
              <text:p>Epsilon Factor</text:p>
            </chart:title>
            <chart:categories table:cell-range-address="local-table.$A$2:.$A$20"/>
            <chart:grid chart:style-name="ch6" chart:class="major"/>
          </chart:axis>
          <chart:axis chart:dimension="y" chart:name="primary-y" chart:style-name="ch4">
            <chart:title svg:x="0.451cm" svg:y="4.164cm" chart:style-name="ch7">
              <text:p>Average Rewards</text:p>
            </chart:title>
            <chart:grid chart:style-name="ch6" chart:class="major"/>
          </chart:axis>
          <chart:axis chart:dimension="y" chart:name="secondary-y" chart:style-name="ch8">
            <chart:title svg:x="9.771cm" svg:y="3.926cm" chart:style-name="ch7">
              <text:p>Average Steps</text:p>
            </chart:title>
          </chart:axis>
          <chart:series chart:attached-axis="primary-y" chart:style-name="ch9" chart:values-cell-range-address="local-table.$B$2:.$B$20" chart:label-cell-address="local-table.$B$1" chart:class="chart:line">
            <chart:data-point chart:repeated="19"/>
          </chart:series>
          <chart:series chart:attached-axis="secondary-y" chart:style-name="ch10" chart:values-cell-range-address="local-table.$C$2:.$C$20" chart:label-cell-address="local-table.$C$1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wards</text:p>
              </table:table-cell>
              <table:table-cell office:value-type="string">
                <text:p>Steps</text:p>
              </table:table-cell>
            </table:table-row>
          </table:table-header-rows>
          <table:table-rows>
            <table:table-row>
              <table:table-cell office:value-type="string">
                <text:p>.05</text:p>
              </table:table-cell>
              <table:table-cell office:value-type="float" office:value="50.3355704697987">
                <text:p>50.3355704697987</text:p>
              </table:table-cell>
              <table:table-cell office:value-type="float" office:value="415.563758389262">
                <text:p>415.563758389262</text:p>
              </table:table-cell>
            </table:table-row>
            <table:table-row>
              <table:table-cell office:value-type="string">
                <text:p>.1</text:p>
              </table:table-cell>
              <table:table-cell office:value-type="float" office:value="75.9493670886076">
                <text:p>75.9493670886076</text:p>
              </table:table-cell>
              <table:table-cell office:value-type="float" office:value="303.73164556962">
                <text:p>303.73164556962</text:p>
              </table:table-cell>
            </table:table-row>
            <table:table-row>
              <table:table-cell office:value-type="string">
                <text:p>.15</text:p>
              </table:table-cell>
              <table:table-cell office:value-type="float" office:value="85.4700854700855">
                <text:p>85.4700854700855</text:p>
              </table:table-cell>
              <table:table-cell office:value-type="float" office:value="242.997150997151">
                <text:p>242.997150997151</text:p>
              </table:table-cell>
            </table:table-row>
            <table:table-row>
              <table:table-cell office:value-type="string">
                <text:p>.2</text:p>
              </table:table-cell>
              <table:table-cell office:value-type="float" office:value="88.2352941176471">
                <text:p>88.2352941176471</text:p>
              </table:table-cell>
              <table:table-cell office:value-type="float" office:value="205.741176470588">
                <text:p>205.741176470588</text:p>
              </table:table-cell>
            </table:table-row>
            <table:table-row>
              <table:table-cell office:value-type="string">
                <text:p>.25</text:p>
              </table:table-cell>
              <table:table-cell office:value-type="float" office:value="93.4579439252336">
                <text:p>93.4579439252336</text:p>
              </table:table-cell>
              <table:table-cell office:value-type="float" office:value="170.380062305296">
                <text:p>170.380062305296</text:p>
              </table:table-cell>
            </table:table-row>
            <table:table-row>
              <table:table-cell office:value-type="string">
                <text:p>.3</text:p>
              </table:table-cell>
              <table:table-cell office:value-type="float" office:value="88.4955752212389">
                <text:p>88.4955752212389</text:p>
              </table:table-cell>
              <table:table-cell office:value-type="float" office:value="189.115044247788">
                <text:p>189.115044247788</text:p>
              </table:table-cell>
            </table:table-row>
            <table:table-row>
              <table:table-cell office:value-type="string">
                <text:p>.35</text:p>
              </table:table-cell>
              <table:table-cell office:value-type="float" office:value="92.8792569659443">
                <text:p>92.8792569659443</text:p>
              </table:table-cell>
              <table:table-cell office:value-type="float" office:value="162.842105263158">
                <text:p>162.842105263158</text:p>
              </table:table-cell>
            </table:table-row>
            <table:table-row>
              <table:table-cell office:value-type="string">
                <text:p>.4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199.16">
                <text:p>199.16</text:p>
              </table:table-cell>
            </table:table-row>
            <table:table-row>
              <table:table-cell office:value-type="string">
                <text:p>.45</text:p>
              </table:table-cell>
              <table:table-cell office:value-type="float" office:value="88.4955752212389">
                <text:p>88.4955752212389</text:p>
              </table:table-cell>
              <table:table-cell office:value-type="float" office:value="201.646017699115">
                <text:p>201.646017699115</text:p>
              </table:table-cell>
            </table:table-row>
            <table:table-row>
              <table:table-cell office:value-type="string">
                <text:p>.5</text:p>
              </table:table-cell>
              <table:table-cell office:value-type="float" office:value="88.7573964497041">
                <text:p>88.7573964497041</text:p>
              </table:table-cell>
              <table:table-cell office:value-type="float" office:value="181.940828402367">
                <text:p>181.940828402367</text:p>
              </table:table-cell>
            </table:table-row>
            <table:table-row>
              <table:table-cell office:value-type="string">
                <text:p>.55</text:p>
              </table:table-cell>
              <table:table-cell office:value-type="float" office:value="88.2352941176471">
                <text:p>88.2352941176471</text:p>
              </table:table-cell>
              <table:table-cell office:value-type="float" office:value="196.058823529412">
                <text:p>196.058823529412</text:p>
              </table:table-cell>
            </table:table-row>
            <table:table-row>
              <table:table-cell office:value-type="string">
                <text:p>.6</text:p>
              </table:table-cell>
              <table:table-cell office:value-type="float" office:value="92.3076923076923">
                <text:p>92.3076923076923</text:p>
              </table:table-cell>
              <table:table-cell office:value-type="float" office:value="177.243076923077">
                <text:p>177.243076923077</text:p>
              </table:table-cell>
            </table:table-row>
            <table:table-row>
              <table:table-cell office:value-type="string">
                <text:p>.65</text:p>
              </table:table-cell>
              <table:table-cell office:value-type="float" office:value="87.463556851312">
                <text:p>87.463556851312</text:p>
              </table:table-cell>
              <table:table-cell office:value-type="float" office:value="214.518950437318">
                <text:p>214.518950437318</text:p>
              </table:table-cell>
            </table:table-row>
            <table:table-row>
              <table:table-cell office:value-type="string">
                <text:p>.7</text:p>
              </table:table-cell>
              <table:table-cell office:value-type="float" office:value="93.75">
                <text:p>93.75</text:p>
              </table:table-cell>
              <table:table-cell office:value-type="float" office:value="188.2875">
                <text:p>188.2875</text:p>
              </table:table-cell>
            </table:table-row>
            <table:table-row>
              <table:table-cell office:value-type="string">
                <text:p>.75</text:p>
              </table:table-cell>
              <table:table-cell office:value-type="float" office:value="93.75">
                <text:p>93.75</text:p>
              </table:table-cell>
              <table:table-cell office:value-type="float" office:value="215.06875">
                <text:p>215.06875</text:p>
              </table:table-cell>
            </table:table-row>
            <table:table-row>
              <table:table-cell office:value-type="string">
                <text:p>.8</text:p>
              </table:table-cell>
              <table:table-cell office:value-type="float" office:value="91.4634146341463">
                <text:p>91.4634146341463</text:p>
              </table:table-cell>
              <table:table-cell office:value-type="float" office:value="251.042682926829">
                <text:p>251.042682926829</text:p>
              </table:table-cell>
            </table:table-row>
            <table:table-row>
              <table:table-cell office:value-type="string">
                <text:p>.85</text:p>
              </table:table-cell>
              <table:table-cell office:value-type="float" office:value="84.5070422535211">
                <text:p>84.5070422535211</text:p>
              </table:table-cell>
              <table:table-cell office:value-type="float" office:value="322.788732394366">
                <text:p>322.788732394366</text:p>
              </table:table-cell>
            </table:table-row>
            <table:table-row>
              <table:table-cell office:value-type="string">
                <text:p>.9</text:p>
              </table:table-cell>
              <table:table-cell office:value-type="float" office:value="79.155672823219">
                <text:p>79.155672823219</text:p>
              </table:table-cell>
              <table:table-cell office:value-type="float" office:value="381.461741424802">
                <text:p>381.461741424802</text:p>
              </table:table-cell>
            </table:table-row>
            <table:table-row>
              <table:table-cell office:value-type="string">
                <text:p>.95</text:p>
              </table:table-cell>
              <table:table-cell office:value-type="float" office:value="51.2820512820513">
                <text:p>51.2820512820513</text:p>
              </table:table-cell>
              <table:table-cell office:value-type="float" office:value="486.348717948718">
                <text:p>486.3487179487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1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712cm" svg:height="6.757cm" xlink:href="." xlink:type="simple" chart:class="chart:line" chart:style-name="ch1">
        <chart:legend chart:legend-position="end" svg:x="11.045cm" svg:y="2.83cm" style:legend-expansion="high" chart:style-name="ch2"/>
        <chart:plot-area chart:style-name="ch3" chart:data-source-has-labels="both" svg:x="1.285cm" svg:y="0.135cm" svg:width="8.651cm" svg:height="5.506cm">
          <chartooo:coordinate-region svg:x="2.092cm" svg:y="0.314cm" svg:width="7.036cm" svg:height="4.441cm"/>
          <chart:axis chart:dimension="x" chart:name="primary-x" chart:style-name="ch4" chartooo:axis-type="text">
            <chart:title svg:x="4.534cm" svg:y="5.776cm" chart:style-name="ch5">
              <text:p>Update Factor</text:p>
            </chart:title>
            <chart:categories table:cell-range-address="local-table.$A$2:.$A$22"/>
            <chart:grid chart:style-name="ch6" chart:class="major"/>
          </chart:axis>
          <chart:axis chart:dimension="y" chart:name="primary-y" chart:style-name="ch7">
            <chart:title svg:x="0.451cm" svg:y="4.228cm" chart:style-name="ch8">
              <text:p>Average Rewards</text:p>
            </chart:title>
            <chart:grid chart:style-name="ch6" chart:class="major"/>
          </chart:axis>
          <chart:axis chart:dimension="y" chart:name="secondary-y" chart:style-name="ch9">
            <chart:title svg:x="10.21cm" svg:y="3.99cm" chart:style-name="ch8">
              <text:p>Average Steps</text:p>
            </chart:title>
          </chart:axis>
          <chart:series chart:attached-axis="primary-y" chart:style-name="ch10" chart:values-cell-range-address="local-table.$B$2:.$B$22" chart:label-cell-address="local-table.$B$1" chart:class="chart:line">
            <chart:data-point chart:repeated="21"/>
          </chart:series>
          <chart:series chart:attached-axis="secondary-y" chart:style-name="ch11" chart:values-cell-range-address="local-table.$C$2:.$C$22" chart:label-cell-address="local-table.$C$1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wards</text:p>
              </table:table-cell>
              <table:table-cell office:value-type="string">
                <text:p>Steps</text:p>
              </table:table-cell>
            </table:table-row>
          </table:table-header-rows>
          <table:table-rows>
            <table:table-row>
              <table:table-cell office:value-type="string">
                <text:p>.01</text:p>
              </table:table-cell>
              <table:table-cell office:value-type="float" office:value="87.9765395894428">
                <text:p>87.9765395894428</text:p>
              </table:table-cell>
              <table:table-cell office:value-type="float" office:value="190.152492668622">
                <text:p>190.152492668622</text:p>
              </table:table-cell>
            </table:table-row>
            <table:table-row>
              <table:table-cell office:value-type="string">
                <text:p>.05</text:p>
              </table:table-cell>
              <table:table-cell office:value-type="float" office:value="88.2352941176471">
                <text:p>88.2352941176471</text:p>
              </table:table-cell>
              <table:table-cell office:value-type="float" office:value="199.982352941176">
                <text:p>199.982352941176</text:p>
              </table:table-cell>
            </table:table-row>
            <table:table-row>
              <table:table-cell office:value-type="string">
                <text:p>.1</text:p>
              </table:table-cell>
              <table:table-cell office:value-type="float" office:value="91.743119266055">
                <text:p>91.743119266055</text:p>
              </table:table-cell>
              <table:table-cell office:value-type="float" office:value="167.877675840979">
                <text:p>167.877675840979</text:p>
              </table:table-cell>
            </table:table-row>
            <table:table-row>
              <table:table-cell office:value-type="string">
                <text:p>.15</text:p>
              </table:table-cell>
              <table:table-cell office:value-type="float" office:value="89.2857142857143">
                <text:p>89.2857142857143</text:p>
              </table:table-cell>
              <table:table-cell office:value-type="float" office:value="179.196428571429">
                <text:p>179.196428571429</text:p>
              </table:table-cell>
            </table:table-row>
            <table:table-row>
              <table:table-cell office:value-type="string">
                <text:p>.2</text:p>
              </table:table-cell>
              <table:table-cell office:value-type="float" office:value="87.9765395894428">
                <text:p>87.9765395894428</text:p>
              </table:table-cell>
              <table:table-cell office:value-type="float" office:value="181.219941348974">
                <text:p>181.219941348974</text:p>
              </table:table-cell>
            </table:table-row>
            <table:table-row>
              <table:table-cell office:value-type="string">
                <text:p>.25</text:p>
              </table:table-cell>
              <table:table-cell office:value-type="float" office:value="94.0438871473354">
                <text:p>94.0438871473354</text:p>
              </table:table-cell>
              <table:table-cell office:value-type="float" office:value="154.921630094044">
                <text:p>154.921630094044</text:p>
              </table:table-cell>
            </table:table-row>
            <table:table-row>
              <table:table-cell office:value-type="string">
                <text:p>.3</text:p>
              </table:table-cell>
              <table:table-cell office:value-type="float" office:value="88.4955752212389">
                <text:p>88.4955752212389</text:p>
              </table:table-cell>
              <table:table-cell office:value-type="float" office:value="177.610619469027">
                <text:p>177.610619469027</text:p>
              </table:table-cell>
            </table:table-row>
            <table:table-row>
              <table:table-cell office:value-type="string">
                <text:p>.35</text:p>
              </table:table-cell>
              <table:table-cell office:value-type="float" office:value="85.9598853868195">
                <text:p>85.9598853868195</text:p>
              </table:table-cell>
              <table:table-cell office:value-type="float" office:value="194.057306590258">
                <text:p>194.057306590258</text:p>
              </table:table-cell>
            </table:table-row>
            <table:table-row>
              <table:table-cell office:value-type="string">
                <text:p>.4</text:p>
              </table:table-cell>
              <table:table-cell office:value-type="float" office:value="92.5925925925926">
                <text:p>92.5925925925926</text:p>
              </table:table-cell>
              <table:table-cell office:value-type="float" office:value="168.530864197531">
                <text:p>168.530864197531</text:p>
              </table:table-cell>
            </table:table-row>
            <table:table-row>
              <table:table-cell office:value-type="string">
                <text:p>.45</text:p>
              </table:table-cell>
              <table:table-cell office:value-type="float" office:value="92.8792569659443">
                <text:p>92.8792569659443</text:p>
              </table:table-cell>
              <table:table-cell office:value-type="float" office:value="171.987616099071">
                <text:p>171.987616099071</text:p>
              </table:table-cell>
            </table:table-row>
            <table:table-row>
              <table:table-cell office:value-type="string">
                <text:p>.5</text:p>
              </table:table-cell>
              <table:table-cell office:value-type="float" office:value="92.3076923076923">
                <text:p>92.3076923076923</text:p>
              </table:table-cell>
              <table:table-cell office:value-type="float" office:value="183.187692307692">
                <text:p>183.187692307692</text:p>
              </table:table-cell>
            </table:table-row>
            <table:table-row>
              <table:table-cell office:value-type="string">
                <text:p>.55</text:p>
              </table:table-cell>
              <table:table-cell office:value-type="float" office:value="87.719298245614">
                <text:p>87.719298245614</text:p>
              </table:table-cell>
              <table:table-cell office:value-type="float" office:value="199.789473684211">
                <text:p>199.789473684211</text:p>
              </table:table-cell>
            </table:table-row>
            <table:table-row>
              <table:table-cell office:value-type="string">
                <text:p>.6</text:p>
              </table:table-cell>
              <table:table-cell office:value-type="float" office:value="89.2857142857143">
                <text:p>89.2857142857143</text:p>
              </table:table-cell>
              <table:table-cell office:value-type="float" office:value="194.5">
                <text:p>194.5</text:p>
              </table:table-cell>
            </table:table-row>
            <table:table-row>
              <table:table-cell office:value-type="string">
                <text:p>.65</text:p>
              </table:table-cell>
              <table:table-cell office:value-type="float" office:value="92.3076923076923">
                <text:p>92.3076923076923</text:p>
              </table:table-cell>
              <table:table-cell office:value-type="float" office:value="166.221538461538">
                <text:p>166.221538461538</text:p>
              </table:table-cell>
            </table:table-row>
            <table:table-row>
              <table:table-cell office:value-type="string">
                <text:p>.7</text:p>
              </table:table-cell>
              <table:table-cell office:value-type="float" office:value="86.2068965517241">
                <text:p>86.2068965517241</text:p>
              </table:table-cell>
              <table:table-cell office:value-type="float" office:value="205.758620689655">
                <text:p>205.758620689655</text:p>
              </table:table-cell>
            </table:table-row>
            <table:table-row>
              <table:table-cell office:value-type="string">
                <text:p>.75</text:p>
              </table:table-cell>
              <table:table-cell office:value-type="float" office:value="89.0207715133531">
                <text:p>89.0207715133531</text:p>
              </table:table-cell>
              <table:table-cell office:value-type="float" office:value="187.157270029674">
                <text:p>187.157270029674</text:p>
              </table:table-cell>
            </table:table-row>
            <table:table-row>
              <table:table-cell office:value-type="string">
                <text:p>.8</text:p>
              </table:table-cell>
              <table:table-cell office:value-type="float" office:value="90.3614457831325">
                <text:p>90.3614457831325</text:p>
              </table:table-cell>
              <table:table-cell office:value-type="float" office:value="194.10843373494">
                <text:p>194.10843373494</text:p>
              </table:table-cell>
            </table:table-row>
            <table:table-row>
              <table:table-cell office:value-type="string">
                <text:p>.85</text:p>
              </table:table-cell>
              <table:table-cell office:value-type="float" office:value="93.167701863354">
                <text:p>93.167701863354</text:p>
              </table:table-cell>
              <table:table-cell office:value-type="float" office:value="162.577639751553">
                <text:p>162.577639751553</text:p>
              </table:table-cell>
            </table:table-row>
            <table:table-row>
              <table:table-cell office:value-type="string">
                <text:p>.9</text:p>
              </table:table-cell>
              <table:table-cell office:value-type="float" office:value="92.3076923076923">
                <text:p>92.3076923076923</text:p>
              </table:table-cell>
              <table:table-cell office:value-type="float" office:value="168.4">
                <text:p>168.4</text:p>
              </table:table-cell>
            </table:table-row>
            <table:table-row>
              <table:table-cell office:value-type="string">
                <text:p>.95</text:p>
              </table:table-cell>
              <table:table-cell office:value-type="float" office:value="93.4579439252336">
                <text:p>93.4579439252336</text:p>
              </table:table-cell>
              <table:table-cell office:value-type="float" office:value="161.470404984424">
                <text:p>161.470404984424</text:p>
              </table:table-cell>
            </table:table-row>
            <table:table-row>
              <table:table-cell office:value-type="string">
                <text:p>.99</text:p>
              </table:table-cell>
              <table:table-cell office:value-type="float" office:value="86.7052023121387">
                <text:p>86.7052023121387</text:p>
              </table:table-cell>
              <table:table-cell office:value-type="float" office:value="197.751445086705">
                <text:p>197.75144508670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60" chart:maximum="1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minimum="0" chart:maximum="250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13cm" svg:height="6.81cm" xlink:href="." xlink:type="simple" chart:class="chart:line" chart:style-name="ch1">
        <chart:legend chart:legend-position="end" svg:x="10.463cm" svg:y="2.857cm" style:legend-expansion="high" chart:style-name="ch2"/>
        <chart:plot-area chart:style-name="ch3" chart:data-source-has-labels="both" svg:x="1.273cm" svg:y="0.136cm" svg:width="8.105cm" svg:height="5.557cm">
          <chartooo:coordinate-region svg:x="2.08cm" svg:y="0.314cm" svg:width="6.49cm" svg:height="4.492cm"/>
          <chart:axis chart:dimension="x" chart:name="primary-x" chart:style-name="ch4" chartooo:axis-type="text">
            <chart:title svg:x="4.368cm" svg:y="5.829cm" chart:style-name="ch5">
              <text:p>Trace Decay</text:p>
            </chart:title>
            <chart:categories table:cell-range-address="local-table.$A$2:.$A$22"/>
            <chart:grid chart:style-name="ch6" chart:class="major"/>
          </chart:axis>
          <chart:axis chart:dimension="y" chart:name="primary-y" chart:style-name="ch7">
            <chart:title svg:x="0.451cm" svg:y="4.254cm" chart:style-name="ch8">
              <text:p>Average Rewards</text:p>
            </chart:title>
            <chart:grid chart:style-name="ch6" chart:class="major"/>
          </chart:axis>
          <chart:axis chart:dimension="y" chart:name="secondary-y" chart:style-name="ch9">
            <chart:title svg:x="9.64cm" svg:y="4.016cm" chart:style-name="ch8">
              <text:p>Average Steps</text:p>
            </chart:title>
          </chart:axis>
          <chart:series chart:attached-axis="primary-y" chart:style-name="ch10" chart:values-cell-range-address="local-table.$B$2:.$B$22" chart:label-cell-address="local-table.$B$1" chart:class="chart:line">
            <chart:data-point chart:repeated="21"/>
          </chart:series>
          <chart:series chart:attached-axis="secondary-y" chart:style-name="ch11" chart:values-cell-range-address="local-table.$C$2:.$C$22" chart:label-cell-address="local-table.$C$1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wards</text:p>
              </table:table-cell>
              <table:table-cell office:value-type="string">
                <text:p>Steps</text:p>
              </table:table-cell>
            </table:table-row>
          </table:table-header-rows>
          <table:table-rows>
            <table:table-row>
              <table:table-cell office:value-type="string">
                <text:p>.01</text:p>
              </table:table-cell>
              <table:table-cell office:value-type="float" office:value="91.4634146341463">
                <text:p>91.4634146341463</text:p>
              </table:table-cell>
              <table:table-cell office:value-type="float" office:value="157.707317073171">
                <text:p>157.707317073171</text:p>
              </table:table-cell>
            </table:table-row>
            <table:table-row>
              <table:table-cell office:value-type="string">
                <text:p>.05</text:p>
              </table:table-cell>
              <table:table-cell office:value-type="float" office:value="89.0207715133531">
                <text:p>89.0207715133531</text:p>
              </table:table-cell>
              <table:table-cell office:value-type="float" office:value="161.976261127596">
                <text:p>161.976261127596</text:p>
              </table:table-cell>
            </table:table-row>
            <table:table-row>
              <table:table-cell office:value-type="string">
                <text:p>.1</text:p>
              </table:table-cell>
              <table:table-cell office:value-type="float" office:value="81.0810810810811">
                <text:p>81.0810810810811</text:p>
              </table:table-cell>
              <table:table-cell office:value-type="float" office:value="213.47027027027">
                <text:p>213.47027027027</text:p>
              </table:table-cell>
            </table:table-row>
            <table:table-row>
              <table:table-cell office:value-type="string">
                <text:p>.15</text:p>
              </table:table-cell>
              <table:table-cell office:value-type="float" office:value="90.3614457831325">
                <text:p>90.3614457831325</text:p>
              </table:table-cell>
              <table:table-cell office:value-type="float" office:value="171.698795180723">
                <text:p>171.698795180723</text:p>
              </table:table-cell>
            </table:table-row>
            <table:table-row>
              <table:table-cell office:value-type="string">
                <text:p>.2</text:p>
              </table:table-cell>
              <table:table-cell office:value-type="float" office:value="91.4634146341463">
                <text:p>91.4634146341463</text:p>
              </table:table-cell>
              <table:table-cell office:value-type="float" office:value="171.128048780488">
                <text:p>171.128048780488</text:p>
              </table:table-cell>
            </table:table-row>
            <table:table-row>
              <table:table-cell office:value-type="string">
                <text:p>.25</text:p>
              </table:table-cell>
              <table:table-cell office:value-type="float" office:value="93.4579439252336">
                <text:p>93.4579439252336</text:p>
              </table:table-cell>
              <table:table-cell office:value-type="float" office:value="147.806853582555">
                <text:p>147.806853582555</text:p>
              </table:table-cell>
            </table:table-row>
            <table:table-row>
              <table:table-cell office:value-type="string">
                <text:p>.3</text:p>
              </table:table-cell>
              <table:table-cell office:value-type="float" office:value="90.6344410876133">
                <text:p>90.6344410876133</text:p>
              </table:table-cell>
              <table:table-cell office:value-type="float" office:value="178.477341389728">
                <text:p>178.477341389728</text:p>
              </table:table-cell>
            </table:table-row>
            <table:table-row>
              <table:table-cell office:value-type="string">
                <text:p>.35</text:p>
              </table:table-cell>
              <table:table-cell office:value-type="float" office:value="87.2093023255814">
                <text:p>87.2093023255814</text:p>
              </table:table-cell>
              <table:table-cell office:value-type="float" office:value="193.662790697674">
                <text:p>193.662790697674</text:p>
              </table:table-cell>
            </table:table-row>
            <table:table-row>
              <table:table-cell office:value-type="string">
                <text:p>.4</text:p>
              </table:table-cell>
              <table:table-cell office:value-type="float" office:value="93.167701863354">
                <text:p>93.167701863354</text:p>
              </table:table-cell>
              <table:table-cell office:value-type="float" office:value="165.136645962733">
                <text:p>165.136645962733</text:p>
              </table:table-cell>
            </table:table-row>
            <table:table-row>
              <table:table-cell office:value-type="string">
                <text:p>.45</text:p>
              </table:table-cell>
              <table:table-cell office:value-type="float" office:value="90.3614457831325">
                <text:p>90.3614457831325</text:p>
              </table:table-cell>
              <table:table-cell office:value-type="float" office:value="184.361445783133">
                <text:p>184.361445783133</text:p>
              </table:table-cell>
            </table:table-row>
            <table:table-row>
              <table:table-cell office:value-type="string">
                <text:p>.5</text:p>
              </table:table-cell>
              <table:table-cell office:value-type="float" office:value="92.3076923076923">
                <text:p>92.3076923076923</text:p>
              </table:table-cell>
              <table:table-cell office:value-type="float" office:value="175.993846153846">
                <text:p>175.993846153846</text:p>
              </table:table-cell>
            </table:table-row>
            <table:table-row>
              <table:table-cell office:value-type="string">
                <text:p>.55</text:p>
              </table:table-cell>
              <table:table-cell office:value-type="float" office:value="91.1854103343465">
                <text:p>91.1854103343465</text:p>
              </table:table-cell>
              <table:table-cell office:value-type="float" office:value="179.617021276596">
                <text:p>179.617021276596</text:p>
              </table:table-cell>
            </table:table-row>
            <table:table-row>
              <table:table-cell office:value-type="string">
                <text:p>.6</text:p>
              </table:table-cell>
              <table:table-cell office:value-type="float" office:value="93.75">
                <text:p>93.75</text:p>
              </table:table-cell>
              <table:table-cell office:value-type="float" office:value="154.2875">
                <text:p>154.2875</text:p>
              </table:table-cell>
            </table:table-row>
            <table:table-row>
              <table:table-cell office:value-type="string">
                <text:p>.65</text:p>
              </table:table-cell>
              <table:table-cell office:value-type="float" office:value="94.3396226415094">
                <text:p>94.3396226415094</text:p>
              </table:table-cell>
              <table:table-cell office:value-type="float" office:value="155.106918238994">
                <text:p>155.106918238994</text:p>
              </table:table-cell>
            </table:table-row>
            <table:table-row>
              <table:table-cell office:value-type="string">
                <text:p>.7</text:p>
              </table:table-cell>
              <table:table-cell office:value-type="float" office:value="94.9367088607595">
                <text:p>94.9367088607595</text:p>
              </table:table-cell>
              <table:table-cell office:value-type="float" office:value="155.873417721519">
                <text:p>155.873417721519</text:p>
              </table:table-cell>
            </table:table-row>
            <table:table-row>
              <table:table-cell office:value-type="string">
                <text:p>.75</text:p>
              </table:table-cell>
              <table:table-cell office:value-type="float" office:value="92.0245398773006">
                <text:p>92.0245398773006</text:p>
              </table:table-cell>
              <table:table-cell office:value-type="float" office:value="170.815950920245">
                <text:p>170.815950920245</text:p>
              </table:table-cell>
            </table:table-row>
            <table:table-row>
              <table:table-cell office:value-type="string">
                <text:p>.8</text:p>
              </table:table-cell>
              <table:table-cell office:value-type="float" office:value="85.2272727272727">
                <text:p>85.2272727272727</text:p>
              </table:table-cell>
              <table:table-cell office:value-type="float" office:value="209.198863636364">
                <text:p>209.198863636364</text:p>
              </table:table-cell>
            </table:table-row>
            <table:table-row>
              <table:table-cell office:value-type="string">
                <text:p>.85</text:p>
              </table:table-cell>
              <table:table-cell office:value-type="float" office:value="89.2857142857143">
                <text:p>89.2857142857143</text:p>
              </table:table-cell>
              <table:table-cell office:value-type="float" office:value="211.845238095238">
                <text:p>211.845238095238</text:p>
              </table:table-cell>
            </table:table-row>
            <table:table-row>
              <table:table-cell office:value-type="string">
                <text:p>.9</text:p>
              </table:table-cell>
              <table:table-cell office:value-type="float" office:value="89.5522388059701">
                <text:p>89.5522388059701</text:p>
              </table:table-cell>
              <table:table-cell office:value-type="float" office:value="201.850746268657">
                <text:p>201.850746268657</text:p>
              </table:table-cell>
            </table:table-row>
            <table:table-row>
              <table:table-cell office:value-type="string">
                <text:p>.95</text:p>
              </table:table-cell>
              <table:table-cell office:value-type="float" office:value="19.0355329949239">
                <text:p>19.0355329949239</text:p>
              </table:table-cell>
              <table:table-cell office:value-type="float" office:value="568.870558375635">
                <text:p>568.870558375635</text:p>
              </table:table-cell>
            </table:table-row>
            <table:table-row>
              <table:table-cell office:value-type="string">
                <text:p>.99</text:p>
              </table:table-cell>
              <table:table-cell office:value-type="float" office:value="29.3255131964809">
                <text:p>29.3255131964809</text:p>
              </table:table-cell>
              <table:table-cell office:value-type="float" office:value="550.496578690127">
                <text:p>550.4965786901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246cm" svg:height="4.658cm" xlink:href="." xlink:type="simple" chart:class="chart:bar" chart:style-name="ch1">
        <chart:legend chart:legend-position="end" svg:x="9.168cm" svg:y="1.781cm" style:legend-expansion="high" chart:style-name="ch2"/>
        <chart:plot-area chart:style-name="ch3" chart:data-source-has-labels="both" svg:x="0.224cm" svg:y="0.093cm" svg:width="8.72cm" svg:height="4.472cm">
          <chartooo:coordinate-region svg:x="1.031cm" svg:y="0.292cm" svg:width="7.913cm" svg:height="3.626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style-name="ch9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wards</text:p>
              </table:table-cell>
              <table:table-cell office:value-type="string">
                <text:p>Steps</text:p>
              </table:table-cell>
            </table:table-row>
          </table:table-header-rows>
          <table:table-rows>
            <table:table-row>
              <table:table-cell office:value-type="string">
                <text:p>Grid 1</text:p>
              </table:table-cell>
              <table:table-cell office:value-type="float" office:value="89.22">
                <text:p>89.22</text:p>
              </table:table-cell>
              <table:table-cell office:value-type="float" office:value="192.84">
                <text:p>192.84</text:p>
              </table:table-cell>
            </table:table-row>
            <table:table-row>
              <table:table-cell office:value-type="string">
                <text:p>Grid 2</text:p>
              </table:table-cell>
              <table:table-cell office:value-type="float" office:value="76.873">
                <text:p>76.873</text:p>
              </table:table-cell>
              <table:table-cell office:value-type="float" office:value="237.516">
                <text:p>237.516</text:p>
              </table:table-cell>
            </table:table-row>
            <table:table-row>
              <table:table-cell office:value-type="string">
                <text:p>Grid 3</text:p>
              </table:table-cell>
              <table:table-cell office:value-type="float" office:value="77.9447">
                <text:p>77.9447</text:p>
              </table:table-cell>
              <table:table-cell office:value-type="float" office:value="239.9">
                <text:p>239.9</text:p>
              </table:table-cell>
            </table:table-row>
            <table:table-row>
              <table:table-cell office:value-type="string">
                <text:p>Grid 4</text:p>
              </table:table-cell>
              <table:table-cell office:value-type="float" office:value="91.2625">
                <text:p>91.2625</text:p>
              </table:table-cell>
              <table:table-cell office:value-type="float" office:value="178.7644">
                <text:p>178.764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